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" svg:font-family="JuniusX" style:font-adornments="Bold" style:font-pitch="variable"/>
    <style:font-face style:name="JuniusX1" svg:font-family="JuniusX" style:font-adornments="Regular" style:font-pitch="variable"/>
    <style:font-face style:name="JuniusX:cv42=1" svg:font-family="JuniusX:cv42=1" style:font-pitch="variable"/>
    <style:font-face style:name="JuniusX:cv42=2" svg:font-family="JuniusX:cv42=2" style:font-pitch="variable"/>
    <style:font-face style:name="JuniusX:cv42=3" svg:font-family="JuniusX:cv42=3" style:font-pitch="variable"/>
    <style:font-face style:name="JuniusX:cv43" svg:font-family="JuniusX:cv43" style:font-pitch="variable"/>
    <style:font-face style:name="JuniusX:cv45" svg:font-family="JuniusX:cv45" style:font-pitch="variable"/>
    <style:font-face style:name="JuniusX:cv46" svg:font-family="JuniusX:cv46" style:font-pitch="variable"/>
    <style:font-face style:name="JuniusX:cv61=2" svg:font-family="JuniusX:cv61=2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0" svg:font-family="JuniusX:ss10" style:font-pitch="variable"/>
    <style:font-face style:name="JuniusX:ss10&amp;cv44" svg:font-family="JuniusX:ss10&amp;cv44" style:font-pitch="variable"/>
    <style:font-face style:name="JuniusX:ss10&amp;ss20" svg:font-family="JuniusX:ss10&amp;ss20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in" fo:margin-left="0in" table:align="left"/>
    </style:style>
    <style:style style:name="Table1.A" style:family="table-column">
      <style:table-column-properties style:column-width="1.3104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7514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0.8785in"/>
    </style:style>
    <style:style style:name="Table1.F" style:family="table-column">
      <style:table-column-properties style:column-width="0.7493in"/>
    </style:style>
    <style:style style:name="Table1.A1" style:family="table-cell">
      <style:table-cell-properties fo:background-color="#eeeeee" fo:padding="0.0201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eeeeee" fo:padding="0.0201in" fo:border="0.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201in" fo:border-left="0.5pt solid #000000" fo:border-right="none" fo:border-top="none" fo:border-bottom="0.5pt solid #000000"/>
    </style:style>
    <style:style style:name="Table1.C2" style:family="table-cell">
      <style:table-cell-properties fo:padding="0.0201in" fo:border-left="0.5pt solid #000000" fo:border-right="none" fo:border-top="none" fo:border-bottom="0.5pt solid #000000"/>
    </style:style>
    <style:style style:name="Table1.D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201in" fo:border-left="0.5pt solid #000000" fo:border-right="none" fo:border-top="none" fo:border-bottom="0.5pt solid #000000"/>
    </style:style>
    <style:style style:name="Table1.B3" style:family="table-cell">
      <style:table-cell-properties fo:padding="0.0201in" fo:border-left="0.5pt solid #000000" fo:border-right="none" fo:border-top="none" fo:border-bottom="0.5pt solid #000000"/>
    </style:style>
    <style:style style:name="Table1.C3" style:family="table-cell">
      <style:table-cell-properties fo:padding="0.0201in" fo:border-left="0.5pt solid #000000" fo:border-right="none" fo:border-top="none" fo:border-bottom="0.5pt solid #000000"/>
    </style:style>
    <style:style style:name="Table1.D3" style:family="table-cell">
      <style:table-cell-properties fo:padding="0.0201in" fo:border-left="0.5pt solid #000000" fo:border-right="none" fo:border-top="none" fo:border-bottom="0.5pt solid #000000"/>
    </style:style>
    <style:style style:name="Table1.E3" style:family="table-cell">
      <style:table-cell-properties fo:padding="0.0201in" fo:border-left="0.5pt solid #000000" fo:border-right="none" fo:border-top="none" fo:border-bottom="0.5pt solid #000000"/>
    </style:style>
    <style:style style:name="Table1.F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4" style:family="table-cell">
      <style:table-cell-properties fo:padding="0.0201in" fo:border-left="0.5pt solid #000000" fo:border-right="none" fo:border-top="none" fo:border-bottom="0.5pt solid #000000"/>
    </style:style>
    <style:style style:name="Table1.B4" style:family="table-cell">
      <style:table-cell-properties fo:padding="0.0201in" fo:border-left="0.5pt solid #000000" fo:border-right="none" fo:border-top="none" fo:border-bottom="0.5pt solid #000000"/>
    </style:style>
    <style:style style:name="Table1.C4" style:family="table-cell">
      <style:table-cell-properties fo:padding="0.0201in" fo:border-left="0.5pt solid #000000" fo:border-right="none" fo:border-top="none" fo:border-bottom="0.5pt solid #000000"/>
    </style:style>
    <style:style style:name="Table1.D4" style:family="table-cell">
      <style:table-cell-properties fo:padding="0.0201in" fo:border-left="0.5pt solid #000000" fo:border-right="none" fo:border-top="none" fo:border-bottom="0.5pt solid #000000"/>
    </style:style>
    <style:style style:name="Table1.E4" style:family="table-cell">
      <style:table-cell-properties fo:padding="0.0201in" fo:border-left="0.5pt solid #000000" fo:border-right="none" fo:border-top="none" fo:border-bottom="0.5pt solid #000000"/>
    </style:style>
    <style:style style:name="Table1.F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5" style:family="table-cell">
      <style:table-cell-properties fo:padding="0.0201in" fo:border-left="0.5pt solid #000000" fo:border-right="none" fo:border-top="none" fo:border-bottom="0.5pt solid #000000"/>
    </style:style>
    <style:style style:name="Table1.B5" style:family="table-cell">
      <style:table-cell-properties fo:padding="0.0201in" fo:border-left="0.5pt solid #000000" fo:border-right="none" fo:border-top="none" fo:border-bottom="0.5pt solid #000000"/>
    </style:style>
    <style:style style:name="Table1.C5" style:family="table-cell">
      <style:table-cell-properties fo:padding="0.0201in" fo:border-left="0.5pt solid #000000" fo:border-right="none" fo:border-top="none" fo:border-bottom="0.5pt solid #000000"/>
    </style:style>
    <style:style style:name="Table1.D5" style:family="table-cell">
      <style:table-cell-properties fo:padding="0.0201in" fo:border-left="0.5pt solid #000000" fo:border-right="none" fo:border-top="none" fo:border-bottom="0.5pt solid #000000"/>
    </style:style>
    <style:style style:name="Table1.E5" style:family="table-cell">
      <style:table-cell-properties fo:padding="0.0201in" fo:border-left="0.5pt solid #000000" fo:border-right="none" fo:border-top="none" fo:border-bottom="0.5pt solid #000000"/>
    </style:style>
    <style:style style:name="Table1.F5" style:family="table-cell">
      <style:table-cell-properties fo:padding="0.0201in" fo:border-left="0.5pt solid #000000" fo:border-right="0.5pt solid #000000" fo:border-top="none" fo:border-bottom="0.5pt solid #000000"/>
    </style:style>
    <style:style style:name="Table1.A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padding="0.0201in" fo:border-left="0.5pt solid #000000" fo:border-right="none" fo:border-top="none" fo:border-bottom="0.5pt solid #000000"/>
    </style:style>
    <style:style style:name="Table1.E6" style:family="table-cell">
      <style:table-cell-properties fo:padding="0.0201in" fo:border-left="0.5pt solid #000000" fo:border-right="none" fo:border-top="none" fo:border-bottom="0.5pt solid #000000"/>
    </style:style>
    <style:style style:name="Table1.F6" style:family="table-cell">
      <style:table-cell-properties fo:padding="0.0201in" fo:border-left="0.5pt solid #000000" fo:border-right="0.5pt solid #000000" fo:border-top="none" fo:border-bottom="0.5pt solid #000000"/>
    </style:style>
    <style:style style:name="Table1.A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padding="0.0201in" fo:border-left="0.5pt solid #000000" fo:border-right="none" fo:border-top="none" fo:border-bottom="0.5pt solid #000000"/>
    </style:style>
    <style:style style:name="Table1.E7" style:family="table-cell">
      <style:table-cell-properties fo:padding="0.0201in" fo:border-left="0.5pt solid #000000" fo:border-right="none" fo:border-top="none" fo:border-bottom="0.5pt solid #000000"/>
    </style:style>
    <style:style style:name="Table1.F7" style:family="table-cell">
      <style:table-cell-properties fo:padding="0.0201in" fo:border-left="0.5pt solid #000000" fo:border-right="0.5pt solid #000000" fo:border-top="none" fo:border-bottom="0.5pt solid #000000"/>
    </style:style>
    <style:style style:name="Table1.A8" style:family="table-cell">
      <style:table-cell-properties fo:padding="0.0201in" fo:border-left="0.5pt solid #000000" fo:border-right="none" fo:border-top="none" fo:border-bottom="0.5pt solid #000000"/>
    </style:style>
    <style:style style:name="Table1.B8" style:family="table-cell">
      <style:table-cell-properties fo:padding="0.0201in" fo:border-left="0.5pt solid #000000" fo:border-right="none" fo:border-top="none" fo:border-bottom="0.5pt solid #000000"/>
    </style:style>
    <style:style style:name="Table1.C8" style:family="table-cell">
      <style:table-cell-properties fo:padding="0.0201in" fo:border-left="0.5pt solid #000000" fo:border-right="none" fo:border-top="none" fo:border-bottom="0.5pt solid #000000"/>
    </style:style>
    <style:style style:name="Table1.D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padding="0.0201in" fo:border-left="0.5pt solid #000000" fo:border-right="none" fo:border-top="none" fo:border-bottom="0.5pt solid #000000"/>
    </style:style>
    <style:style style:name="Table1.B9" style:family="table-cell">
      <style:table-cell-properties fo:padding="0.0201in" fo:border-left="0.5pt solid #000000" fo:border-right="none" fo:border-top="none" fo:border-bottom="0.5pt solid #000000"/>
    </style:style>
    <style:style style:name="Table1.C9" style:family="table-cell">
      <style:table-cell-properties fo:padding="0.0201in" fo:border-left="0.5pt solid #000000" fo:border-right="none" fo:border-top="none" fo:border-bottom="0.5pt solid #000000"/>
    </style:style>
    <style:style style:name="Table1.D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padding="0.0201in" fo:border-left="0.5pt solid #000000" fo:border-right="none" fo:border-top="none" fo:border-bottom="0.5pt solid #000000"/>
    </style:style>
    <style:style style:name="Table1.B12" style:family="table-cell">
      <style:table-cell-properties fo:padding="0.0201in" fo:border-left="0.5pt solid #000000" fo:border-right="none" fo:border-top="none" fo:border-bottom="0.5pt solid #000000"/>
    </style:style>
    <style:style style:name="Table1.C12" style:family="table-cell">
      <style:table-cell-properties fo:padding="0.0201in" fo:border-left="0.5pt solid #000000" fo:border-right="none" fo:border-top="none" fo:border-bottom="0.5pt solid #000000"/>
    </style:style>
    <style:style style:name="Table1.D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padding="0.0201in" fo:border-left="0.5pt solid #000000" fo:border-right="none" fo:border-top="none" fo:border-bottom="0.5pt solid #000000"/>
    </style:style>
    <style:style style:name="Table1.B13" style:family="table-cell">
      <style:table-cell-properties fo:padding="0.0201in" fo:border-left="0.5pt solid #000000" fo:border-right="none" fo:border-top="none" fo:border-bottom="0.5pt solid #000000"/>
    </style:style>
    <style:style style:name="Table1.C13" style:family="table-cell">
      <style:table-cell-properties fo:padding="0.0201in" fo:border-left="0.5pt solid #000000" fo:border-right="none" fo:border-top="none" fo:border-bottom="0.5pt solid #000000"/>
    </style:style>
    <style:style style:name="Table1.D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3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3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4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4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5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5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padding="0.0201in" fo:border-left="0.5pt solid #000000" fo:border-right="none" fo:border-top="none" fo:border-bottom="0.5pt solid #000000"/>
    </style:style>
    <style:style style:name="Table1.B16" style:family="table-cell">
      <style:table-cell-properties fo:padding="0.0201in" fo:border-left="0.5pt solid #000000" fo:border-right="none" fo:border-top="none" fo:border-bottom="0.5pt solid #000000"/>
    </style:style>
    <style:style style:name="Table1.C16" style:family="table-cell">
      <style:table-cell-properties fo:padding="0.0201in" fo:border-left="0.5pt solid #000000" fo:border-right="none" fo:border-top="none" fo:border-bottom="0.5pt solid #000000"/>
    </style:style>
    <style:style style:name="Table1.D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6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6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padding="0.0201in" fo:border-left="0.5pt solid #000000" fo:border-right="none" fo:border-top="none" fo:border-bottom="0.5pt solid #000000"/>
    </style:style>
    <style:style style:name="Table1.B17" style:family="table-cell">
      <style:table-cell-properties fo:padding="0.0201in" fo:border-left="0.5pt solid #000000" fo:border-right="none" fo:border-top="none" fo:border-bottom="0.5pt solid #000000"/>
    </style:style>
    <style:style style:name="Table1.C17" style:family="table-cell">
      <style:table-cell-properties fo:padding="0.0201in" fo:border-left="0.5pt solid #000000" fo:border-right="none" fo:border-top="none" fo:border-bottom="0.5pt solid #000000"/>
    </style:style>
    <style:style style:name="Table1.D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8" style:family="table-cell">
      <style:table-cell-properties fo:padding="0.0201in" fo:border-left="0.5pt solid #000000" fo:border-right="none" fo:border-top="none" fo:border-bottom="0.5pt solid #000000"/>
    </style:style>
    <style:style style:name="Table1.B18" style:family="table-cell">
      <style:table-cell-properties fo:padding="0.0201in" fo:border-left="0.5pt solid #000000" fo:border-right="none" fo:border-top="none" fo:border-bottom="0.5pt solid #000000"/>
    </style:style>
    <style:style style:name="Table1.C18" style:family="table-cell">
      <style:table-cell-properties fo:padding="0.0201in" fo:border-left="0.5pt solid #000000" fo:border-right="none" fo:border-top="none" fo:border-bottom="0.5pt solid #000000"/>
    </style:style>
    <style:style style:name="Table1.D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1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1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19" style:family="table-cell">
      <style:table-cell-properties fo:padding="0.0201in" fo:border-left="0.5pt solid #000000" fo:border-right="none" fo:border-top="none" fo:border-bottom="0.5pt solid #000000"/>
    </style:style>
    <style:style style:name="Table1.B19" style:family="table-cell">
      <style:table-cell-properties fo:padding="0.0201in" fo:border-left="0.5pt solid #000000" fo:border-right="none" fo:border-top="none" fo:border-bottom="0.5pt solid #000000"/>
    </style:style>
    <style:style style:name="Table1.C19" style:family="table-cell">
      <style:table-cell-properties fo:padding="0.0201in" fo:border-left="0.5pt solid #000000" fo:border-right="none" fo:border-top="none" fo:border-bottom="0.5pt solid #000000"/>
    </style:style>
    <style:style style:name="Table1.D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19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19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1" style:family="table-cell">
      <style:table-cell-properties fo:padding="0.0201in" fo:border-left="0.5pt solid #000000" fo:border-right="none" fo:border-top="none" fo:border-bottom="0.5pt solid #000000"/>
    </style:style>
    <style:style style:name="Table1.E21" style:family="table-cell">
      <style:table-cell-properties fo:padding="0.0201in" fo:border-left="0.5pt solid #000000" fo:border-right="none" fo:border-top="none" fo:border-bottom="0.5pt solid #000000"/>
    </style:style>
    <style:style style:name="Table1.F21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B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C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D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E22" style:family="table-cell">
      <style:table-cell-properties fo:background-color="transparent" fo:padding="0.0201in" fo:border-left="0.5pt solid #000000" fo:border-right="none" fo:border-top="none" fo:border-bottom="0.5pt solid #000000">
        <style:background-image/>
      </style:table-cell-properties>
    </style:style>
    <style:style style:name="Table1.F22" style:family="table-cell">
      <style:table-cell-properties fo:background-color="transparent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3" style:family="table-cell">
      <style:table-cell-properties fo:padding="0.0201in" fo:border-left="0.5pt solid #000000" fo:border-right="none" fo:border-top="none" fo:border-bottom="0.5pt solid #000000"/>
    </style:style>
    <style:style style:name="Table1.B23" style:family="table-cell">
      <style:table-cell-properties fo:padding="0.0201in" fo:border-left="0.5pt solid #000000" fo:border-right="none" fo:border-top="none" fo:border-bottom="0.5pt solid #000000"/>
    </style:style>
    <style:style style:name="Table1.C23" style:family="table-cell">
      <style:table-cell-properties fo:padding="0.0201in" fo:border-left="0.5pt solid #000000" fo:border-right="none" fo:border-top="none" fo:border-bottom="0.5pt solid #000000"/>
    </style:style>
    <style:style style:name="Table1.D23" style:family="table-cell">
      <style:table-cell-properties fo:padding="0.0201in" fo:border-left="0.5pt solid #000000" fo:border-right="none" fo:border-top="none" fo:border-bottom="0.5pt solid #000000"/>
    </style:style>
    <style:style style:name="Table1.E23" style:family="table-cell">
      <style:table-cell-properties fo:padding="0.0201in" fo:border-left="0.5pt solid #000000" fo:border-right="none" fo:border-top="none" fo:border-bottom="0.5pt solid #000000"/>
    </style:style>
    <style:style style:name="Table1.F23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4" style:family="table-cell">
      <style:table-cell-properties fo:padding="0.0201in" fo:border-left="0.5pt solid #000000" fo:border-right="none" fo:border-top="none" fo:border-bottom="0.5pt solid #000000"/>
    </style:style>
    <style:style style:name="Table1.B24" style:family="table-cell">
      <style:table-cell-properties fo:padding="0.0201in" fo:border-left="0.5pt solid #000000" fo:border-right="none" fo:border-top="none" fo:border-bottom="0.5pt solid #000000"/>
    </style:style>
    <style:style style:name="Table1.C24" style:family="table-cell">
      <style:table-cell-properties fo:padding="0.0201in" fo:border-left="0.5pt solid #000000" fo:border-right="none" fo:border-top="none" fo:border-bottom="0.5pt solid #000000"/>
    </style:style>
    <style:style style:name="Table1.D24" style:family="table-cell">
      <style:table-cell-properties fo:padding="0.0201in" fo:border-left="0.5pt solid #000000" fo:border-right="none" fo:border-top="none" fo:border-bottom="0.5pt solid #000000"/>
    </style:style>
    <style:style style:name="Table1.E24" style:family="table-cell">
      <style:table-cell-properties fo:padding="0.0201in" fo:border-left="0.5pt solid #000000" fo:border-right="none" fo:border-top="none" fo:border-bottom="0.5pt solid #000000"/>
    </style:style>
    <style:style style:name="Table1.F24" style:family="table-cell">
      <style:table-cell-properties fo:padding="0.0201in" fo:border-left="0.5pt solid #000000" fo:border-right="0.5pt solid #000000" fo:border-top="none" fo:border-bottom="0.5pt solid #000000"/>
    </style:style>
    <style:style style:name="Table1.A25" style:family="table-cell">
      <style:table-cell-properties fo:padding="0.0201in" fo:border-left="0.5pt solid #000000" fo:border-right="none" fo:border-top="none" fo:border-bottom="0.5pt solid #000000"/>
    </style:style>
    <style:style style:name="Table1.B25" style:family="table-cell">
      <style:table-cell-properties fo:padding="0.0201in" fo:border-left="0.5pt solid #000000" fo:border-right="none" fo:border-top="none" fo:border-bottom="0.5pt solid #000000"/>
    </style:style>
    <style:style style:name="Table1.C25" style:family="table-cell">
      <style:table-cell-properties fo:padding="0.0201in" fo:border-left="0.5pt solid #000000" fo:border-right="none" fo:border-top="none" fo:border-bottom="0.5pt solid #000000"/>
    </style:style>
    <style:style style:name="Table1.D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5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6" style:family="table-cell">
      <style:table-cell-properties fo:padding="0.0201in" fo:border-left="0.5pt solid #000000" fo:border-right="none" fo:border-top="none" fo:border-bottom="0.5pt solid #000000"/>
    </style:style>
    <style:style style:name="Table1.B26" style:family="table-cell">
      <style:table-cell-properties fo:padding="0.0201in" fo:border-left="0.5pt solid #000000" fo:border-right="none" fo:border-top="none" fo:border-bottom="0.5pt solid #000000"/>
    </style:style>
    <style:style style:name="Table1.C26" style:family="table-cell">
      <style:table-cell-properties fo:padding="0.0201in" fo:border-left="0.5pt solid #000000" fo:border-right="none" fo:border-top="none" fo:border-bottom="0.5pt solid #000000"/>
    </style:style>
    <style:style style:name="Table1.D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6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6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7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7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8" style:family="table-cell">
      <style:table-cell-properties fo:padding="0.0201in" fo:border-left="0.5pt solid #000000" fo:border-right="none" fo:border-top="none" fo:border-bottom="0.5pt solid #000000"/>
    </style:style>
    <style:style style:name="Table1.B28" style:family="table-cell">
      <style:table-cell-properties fo:padding="0.0201in" fo:border-left="0.5pt solid #000000" fo:border-right="none" fo:border-top="none" fo:border-bottom="0.5pt solid #000000"/>
    </style:style>
    <style:style style:name="Table1.C28" style:family="table-cell">
      <style:table-cell-properties fo:padding="0.0201in" fo:border-left="0.5pt solid #000000" fo:border-right="none" fo:border-top="none" fo:border-bottom="0.5pt solid #000000"/>
    </style:style>
    <style:style style:name="Table1.D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8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8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B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C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D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29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29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0" style:family="table-cell">
      <style:table-cell-properties fo:padding="0.0201in" fo:border-left="0.5pt solid #000000" fo:border-right="none" fo:border-top="none" fo:border-bottom="0.5pt solid #000000"/>
    </style:style>
    <style:style style:name="Table1.B30" style:family="table-cell">
      <style:table-cell-properties fo:padding="0.0201in" fo:border-left="0.5pt solid #000000" fo:border-right="none" fo:border-top="none" fo:border-bottom="0.5pt solid #000000"/>
    </style:style>
    <style:style style:name="Table1.C30" style:family="table-cell">
      <style:table-cell-properties fo:padding="0.0201in" fo:border-left="0.5pt solid #000000" fo:border-right="none" fo:border-top="none" fo:border-bottom="0.5pt solid #000000"/>
    </style:style>
    <style:style style:name="Table1.D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0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0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1" style:family="table-cell">
      <style:table-cell-properties fo:padding="0.0201in" fo:border-left="0.5pt solid #000000" fo:border-right="none" fo:border-top="none" fo:border-bottom="0.5pt solid #000000"/>
    </style:style>
    <style:style style:name="Table1.B31" style:family="table-cell">
      <style:table-cell-properties fo:padding="0.0201in" fo:border-left="0.5pt solid #000000" fo:border-right="none" fo:border-top="none" fo:border-bottom="0.5pt solid #000000"/>
    </style:style>
    <style:style style:name="Table1.C31" style:family="table-cell">
      <style:table-cell-properties fo:padding="0.0201in" fo:border-left="0.5pt solid #000000" fo:border-right="none" fo:border-top="none" fo:border-bottom="0.5pt solid #000000"/>
    </style:style>
    <style:style style:name="Table1.D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1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1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Table1.A32" style:family="table-cell">
      <style:table-cell-properties fo:padding="0.0201in" fo:border-left="0.5pt solid #000000" fo:border-right="none" fo:border-top="none" fo:border-bottom="0.5pt solid #000000"/>
    </style:style>
    <style:style style:name="Table1.B32" style:family="table-cell">
      <style:table-cell-properties fo:padding="0.0201in" fo:border-left="0.5pt solid #000000" fo:border-right="none" fo:border-top="none" fo:border-bottom="0.5pt solid #000000"/>
    </style:style>
    <style:style style:name="Table1.C32" style:family="table-cell">
      <style:table-cell-properties fo:padding="0.0201in" fo:border-left="0.5pt solid #000000" fo:border-right="none" fo:border-top="none" fo:border-bottom="0.5pt solid #000000"/>
    </style:style>
    <style:style style:name="Table1.D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E32" style:family="table-cell">
      <style:table-cell-properties fo:background-color="#dde8cb" fo:padding="0.0201in" fo:border-left="0.5pt solid #000000" fo:border-right="none" fo:border-top="none" fo:border-bottom="0.5pt solid #000000">
        <style:background-image/>
      </style:table-cell-properties>
    </style:style>
    <style:style style:name="Table1.F32" style:family="table-cell">
      <style:table-cell-properties fo:background-color="#dde8cb" fo:padding="0.0201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2a7e59"/>
    </style:style>
    <style:style style:name="P2" style:family="paragraph" style:parent-style-name="Text_20_body">
      <style:text-properties officeooo:rsid="004339cb" officeooo:paragraph-rsid="004339cb"/>
    </style:style>
    <style:style style:name="P3" style:family="paragraph" style:parent-style-name="Text_20_body">
      <style:text-properties officeooo:rsid="0063fb26" officeooo:paragraph-rsid="0063fb26"/>
    </style:style>
    <style:style style:name="P4" style:family="paragraph" style:parent-style-name="Text_20_body">
      <style:text-properties officeooo:rsid="003b5f03" officeooo:paragraph-rsid="003b5f03"/>
    </style:style>
    <style:style style:name="P5" style:family="paragraph" style:parent-style-name="Text_20_body">
      <style:text-properties officeooo:paragraph-rsid="00357b47"/>
    </style:style>
    <style:style style:name="P6" style:family="paragraph" style:parent-style-name="Text_20_body">
      <style:text-properties officeooo:paragraph-rsid="003adfa6"/>
    </style:style>
    <style:style style:name="P7" style:family="paragraph" style:parent-style-name="Text_20_body">
      <style:text-properties officeooo:paragraph-rsid="0037d388"/>
    </style:style>
    <style:style style:name="P8" style:family="paragraph" style:parent-style-name="Text_20_body">
      <style:text-properties officeooo:paragraph-rsid="003b203b"/>
    </style:style>
    <style:style style:name="P9" style:family="paragraph" style:parent-style-name="Text_20_body">
      <style:text-properties officeooo:paragraph-rsid="003b3b65"/>
    </style:style>
    <style:style style:name="P10" style:family="paragraph" style:parent-style-name="Text_20_body">
      <style:text-properties officeooo:paragraph-rsid="0042bd2b"/>
    </style:style>
    <style:style style:name="P11" style:family="paragraph" style:parent-style-name="Text_20_body">
      <style:text-properties officeooo:paragraph-rsid="0081f748"/>
    </style:style>
    <style:style style:name="P12" style:family="paragraph" style:parent-style-name="Text_20_body">
      <style:text-properties officeooo:paragraph-rsid="0063fb26"/>
    </style:style>
    <style:style style:name="P13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510fc" officeooo:paragraph-rsid="004510fc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8ffc7" officeooo:paragraph-rsid="0048ffc7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513349" officeooo:paragraph-rsid="00513349"/>
    </style:style>
    <style:style style:name="P16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513349" officeooo:paragraph-rsid="005a5c39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573dfc"/>
    </style:style>
    <style:style style:name="P18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586690"/>
    </style:style>
    <style:style style:name="P1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65b02" officeooo:paragraph-rsid="00465b02"/>
    </style:style>
    <style:style style:name="P2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6" officeooo:rsid="0045fba0" officeooo:paragraph-rsid="00573dfc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6" fo:font-size="12pt" officeooo:rsid="00465b02" officeooo:paragraph-rsid="00573dfc" style:font-size-asian="12pt" style:font-size-complex="12pt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8" officeooo:rsid="00465b02" officeooo:paragraph-rsid="00586690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8" fo:letter-spacing="normal" officeooo:rsid="00586690" officeooo:paragraph-rsid="00586690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f6228" officeooo:paragraph-rsid="004f6228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2" fo:font-size="12pt" officeooo:rsid="0075b73e" officeooo:paragraph-rsid="0075b73e" style:font-size-asian="12pt" style:font-size-complex="12pt"/>
    </style:style>
    <style:style style:name="P26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2" fo:font-size="12pt" officeooo:rsid="00776d20" officeooo:paragraph-rsid="00776d20" style:font-size-asian="12pt" style:font-size-complex="12pt"/>
    </style:style>
    <style:style style:name="P2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3765b" officeooo:paragraph-rsid="0073765b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5fba0" officeooo:paragraph-rsid="0045fba0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65b02" officeooo:paragraph-rsid="00573dfc" style:font-size-asian="12pt" style:font-size-complex="12pt"/>
    </style:style>
    <style:style style:name="P3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65b02" officeooo:paragraph-rsid="00465b02" style:font-size-asian="12pt" style:font-size-complex="12pt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8ffc7" officeooo:paragraph-rsid="0048ffc7" style:font-size-asian="12pt" style:font-size-complex="12pt"/>
    </style:style>
    <style:style style:name="P3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48ffc7" officeooo:paragraph-rsid="00586690" style:font-size-asian="12pt" style:font-size-complex="12pt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b73e" officeooo:paragraph-rsid="0075b73e" style:font-size-asian="12pt" style:font-size-complex="12pt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b73e" officeooo:paragraph-rsid="0048ffc7" style:font-size-asian="12pt" style:font-size-complex="12pt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76d20" officeooo:paragraph-rsid="00776d20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officeooo:rsid="007557ca" officeooo:paragraph-rsid="0048ffc7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2pt" fo:letter-spacing="-0.0016in" officeooo:rsid="00513349" officeooo:paragraph-rsid="00543413" style:font-size-asian="12pt" style:font-size-complex="12pt"/>
    </style:style>
    <style:style style:name="P3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01" officeooo:rsid="0048ffc7" officeooo:paragraph-rsid="00586690"/>
    </style:style>
    <style:style style:name="P3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mcp" fo:font-size="12pt" officeooo:rsid="0075b73e" officeooo:paragraph-rsid="0075b73e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573dfc"/>
    </style:style>
    <style:style style:name="P4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586690"/>
    </style:style>
    <style:style style:name="P4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465b02"/>
    </style:style>
    <style:style style:name="P4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48ffc7"/>
    </style:style>
    <style:style style:name="P4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4f6228"/>
    </style:style>
    <style:style style:name="P4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5a5c39"/>
    </style:style>
    <style:style style:name="P46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513349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10fc" officeooo:paragraph-rsid="00523dad"/>
    </style:style>
    <style:style style:name="P4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65b02" officeooo:paragraph-rsid="0083ce9b"/>
    </style:style>
    <style:style style:name="P4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fba0" officeooo:paragraph-rsid="00465b02"/>
    </style:style>
    <style:style style:name="P5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5fba0" officeooo:paragraph-rsid="00573dfc"/>
    </style:style>
    <style:style style:name="P5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:ss10" officeooo:rsid="0048ffc7" officeooo:paragraph-rsid="0045fba0"/>
    </style:style>
    <style:style style:name="P5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1" fo:font-size="12pt" officeooo:rsid="0081f748" officeooo:paragraph-rsid="0081f748" style:font-size-asian="12pt" style:font-size-complex="12pt"/>
    </style:style>
    <style:style style:name="P5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JuniusX1" officeooo:rsid="0081f748" officeooo:paragraph-rsid="0081f748"/>
    </style:style>
    <style:style style:name="P54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658d0c"/>
    </style:style>
    <style:style style:name="P55" style:family="paragraph" style:parent-style-name="Text_20_body">
      <style:paragraph-properties fo:margin-left="1in" fo:margin-right="0.5in" fo:text-indent="-0.5in" style:auto-text-indent="false">
        <style:tab-stops/>
      </style:paragraph-properties>
      <style:text-properties officeooo:rsid="00658d0c" officeooo:paragraph-rsid="007e8707"/>
    </style:style>
    <style:style style:name="P56" style:family="paragraph" style:parent-style-name="Text_20_body">
      <style:paragraph-properties fo:margin-left="1in" fo:margin-right="0.5in" fo:text-indent="-0.5in" style:auto-text-indent="false"/>
      <style:text-properties officeooo:rsid="00658d0c" officeooo:paragraph-rsid="007e8707"/>
    </style:style>
    <style:style style:name="P57" style:family="paragraph" style:parent-style-name="Text_20_body">
      <style:paragraph-properties fo:margin-left="1in" fo:margin-right="0.5in" fo:text-indent="-0.5in" style:auto-text-indent="false"/>
      <style:text-properties officeooo:rsid="00674a4d" officeooo:paragraph-rsid="00674a4d"/>
    </style:style>
    <style:style style:name="P58" style:family="paragraph" style:parent-style-name="Text_20_body">
      <style:paragraph-properties fo:margin-left="1in" fo:margin-right="0.5in" fo:text-indent="-0.5in" style:auto-text-indent="false"/>
      <style:text-properties officeooo:paragraph-rsid="00823cac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officeooo:rsid="00677c3f" officeooo:paragraph-rsid="00677c3f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officeooo:paragraph-rsid="0083ce9b"/>
    </style:style>
    <style:style style:name="P6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4baf09" officeooo:paragraph-rsid="00465b02"/>
    </style:style>
    <style:style style:name="P62" style:family="paragraph">
      <style:paragraph-properties fo:text-align="end"/>
    </style:style>
    <style:style style:name="P63" style:family="paragraph">
      <loext:graphic-properties draw:fill="none" draw:fill-color="#ffffff"/>
      <style:paragraph-properties fo:text-align="end" style:writing-mode="lr-tb"/>
      <style:text-properties fo:font-size="12pt" style:font-size-asian="18pt" style:font-size-complex="18pt"/>
    </style:style>
    <style:style style:name="T1" style:family="text">
      <style:text-properties officeooo:rsid="00256fba"/>
    </style:style>
    <style:style style:name="T2" style:family="text">
      <style:text-properties officeooo:rsid="002c2054"/>
    </style:style>
    <style:style style:name="T3" style:family="text">
      <style:text-properties style:font-name="JuniusX2"/>
    </style:style>
    <style:style style:name="T4" style:family="text">
      <style:text-properties style:font-name="JuniusX2" officeooo:rsid="003383f4"/>
    </style:style>
    <style:style style:name="T5" style:family="text">
      <style:text-properties style:font-name="JuniusX2" officeooo:rsid="00364287"/>
    </style:style>
    <style:style style:name="T6" style:family="text">
      <style:text-properties style:font-name="JuniusX2" officeooo:rsid="0039065e"/>
    </style:style>
    <style:style style:name="T7" style:family="text">
      <style:text-properties style:font-name="JuniusX2" officeooo:rsid="003adfa6"/>
    </style:style>
    <style:style style:name="T8" style:family="text">
      <style:text-properties style:font-name="JuniusX2" officeooo:rsid="003b203b"/>
    </style:style>
    <style:style style:name="T9" style:family="text">
      <style:text-properties style:font-name="JuniusX2" officeooo:rsid="003b3b65"/>
    </style:style>
    <style:style style:name="T10" style:family="text">
      <style:text-properties style:font-name="JuniusX2" officeooo:rsid="003b5f03"/>
    </style:style>
    <style:style style:name="T11" style:family="text">
      <style:text-properties style:font-name="JuniusX2" fo:font-weight="bold" officeooo:rsid="003b203b" style:font-weight-asian="bold" style:font-weight-complex="bold"/>
    </style:style>
    <style:style style:name="T12" style:family="text">
      <style:text-properties style:font-name="JuniusX2" fo:font-weight="bold" officeooo:rsid="007eafcc" style:font-weight-asian="bold" style:font-weight-complex="bold"/>
    </style:style>
    <style:style style:name="T13" style:family="text">
      <style:text-properties style:font-name="JuniusX2" fo:font-weight="bold" officeooo:rsid="003adfa6" style:font-weight-asian="bold" style:font-weight-complex="bold"/>
    </style:style>
    <style:style style:name="T14" style:family="text">
      <style:text-properties style:font-name="JuniusX2" fo:font-weight="bold" officeooo:rsid="00677c3f" style:font-weight-asian="bold" style:font-weight-complex="bold"/>
    </style:style>
    <style:style style:name="T15" style:family="text">
      <style:text-properties style:font-name="JuniusX2" fo:font-weight="bold" officeooo:rsid="007f0b9e" style:font-weight-asian="bold" style:font-weight-complex="bold"/>
    </style:style>
    <style:style style:name="T16" style:family="text">
      <style:text-properties style:font-name="JuniusX2" fo:font-weight="bold" officeooo:rsid="007e8707" style:font-weight-asian="bold" style:font-weight-complex="bold"/>
    </style:style>
    <style:style style:name="T17" style:family="text">
      <style:text-properties style:font-name="JuniusX2" fo:font-weight="bold" officeooo:rsid="00844fa4" style:font-weight-asian="bold" style:font-weight-complex="bold"/>
    </style:style>
    <style:style style:name="T18" style:family="text">
      <style:text-properties style:font-name="JuniusX2" officeooo:rsid="003ee11e"/>
    </style:style>
    <style:style style:name="T19" style:family="text">
      <style:text-properties style:font-name="JuniusX2" officeooo:rsid="0060cdbd"/>
    </style:style>
    <style:style style:name="T20" style:family="text">
      <style:text-properties style:font-name="JuniusX2" officeooo:rsid="0062b4dd"/>
    </style:style>
    <style:style style:name="T21" style:family="text">
      <style:text-properties style:font-name="JuniusX2" officeooo:rsid="00677c3f"/>
    </style:style>
    <style:style style:name="T22" style:family="text">
      <style:text-properties style:font-name="JuniusX2" officeooo:rsid="0069ea50"/>
    </style:style>
    <style:style style:name="T23" style:family="text">
      <style:text-properties style:font-name="JuniusX2" fo:font-style="italic" officeooo:rsid="00364287" style:font-style-asian="italic" style:font-style-complex="italic"/>
    </style:style>
    <style:style style:name="T24" style:family="text">
      <style:text-properties style:font-name="JuniusX2" fo:font-style="italic" officeooo:rsid="0069ea50" style:font-style-asian="italic" style:font-style-complex="italic"/>
    </style:style>
    <style:style style:name="T25" style:family="text">
      <style:text-properties style:font-name="JuniusX2" fo:font-style="italic" officeooo:rsid="003b203b" style:font-style-asian="italic" style:font-style-complex="italic"/>
    </style:style>
    <style:style style:name="T26" style:family="text">
      <style:text-properties style:font-name="JuniusX2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JuniusX2" officeooo:rsid="006eb0c7"/>
    </style:style>
    <style:style style:name="T28" style:family="text">
      <style:text-properties style:font-name="JuniusX2" officeooo:rsid="007eafcc"/>
    </style:style>
    <style:style style:name="T29" style:family="text">
      <style:text-properties style:font-name="JuniusX2" officeooo:rsid="00357b47"/>
    </style:style>
    <style:style style:name="T30" style:family="text">
      <style:text-properties style:font-name="JuniusX2" officeooo:rsid="0037d388"/>
    </style:style>
    <style:style style:name="T31" style:family="text">
      <style:text-properties style:font-name="JuniusX2" officeooo:rsid="0081f748"/>
    </style:style>
    <style:style style:name="T32" style:family="text">
      <style:text-properties style:font-name="JuniusX2" officeooo:rsid="00823cac"/>
    </style:style>
    <style:style style:name="T33" style:family="text">
      <style:text-properties style:font-name="JuniusX2" officeooo:rsid="0083ce9b"/>
    </style:style>
    <style:style style:name="T34" style:family="text">
      <style:text-properties style:font-name="JuniusX2" officeooo:rsid="00844fa4"/>
    </style:style>
    <style:style style:name="T35" style:family="text">
      <style:text-properties style:font-name="JuniusX2" officeooo:rsid="0087e554"/>
    </style:style>
    <style:style style:name="T36" style:family="text">
      <style:text-properties style:font-name="JuniusX:smcp" fo:font-weight="bold" officeooo:rsid="003b203b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339cb" style:font-weight-asian="bold" style:font-weight-complex="bold"/>
    </style:style>
    <style:style style:name="T39" style:family="text">
      <style:text-properties fo:font-weight="bold" officeooo:rsid="007dc654" style:font-weight-asian="bold" style:font-weight-complex="bold"/>
    </style:style>
    <style:style style:name="T40" style:family="text">
      <style:text-properties fo:font-weight="bold" officeooo:rsid="0042bd2b" style:font-weight-asian="bold" style:font-weight-complex="bold"/>
    </style:style>
    <style:style style:name="T41" style:family="text">
      <style:text-properties fo:font-weight="bold" officeooo:rsid="00658d0c" style:font-weight-asian="bold" style:font-weight-complex="bold"/>
    </style:style>
    <style:style style:name="T42" style:family="text">
      <style:text-properties fo:font-weight="bold" officeooo:rsid="0083ce9b" style:font-weight-asian="bold" style:font-weight-complex="bold"/>
    </style:style>
    <style:style style:name="T43" style:family="text">
      <style:text-properties fo:font-weight="bold" officeooo:rsid="0085cb81" style:font-weight-asian="bold" style:font-weight-complex="bold"/>
    </style:style>
    <style:style style:name="T44" style:family="text">
      <style:text-properties officeooo:rsid="0042bd2b"/>
    </style:style>
    <style:style style:name="T45" style:family="text">
      <style:text-properties officeooo:rsid="004510fc"/>
    </style:style>
    <style:style style:name="T46" style:family="text">
      <style:text-properties officeooo:rsid="0045fba0"/>
    </style:style>
    <style:style style:name="T47" style:family="text">
      <style:text-properties officeooo:rsid="00465b02"/>
    </style:style>
    <style:style style:name="T48" style:family="text">
      <style:text-properties officeooo:rsid="0047cea1"/>
    </style:style>
    <style:style style:name="T49" style:family="text">
      <style:text-properties officeooo:rsid="0048ffc7"/>
    </style:style>
    <style:style style:name="T50" style:family="text">
      <style:text-properties officeooo:rsid="004a1659"/>
    </style:style>
    <style:style style:name="T51" style:family="text">
      <style:text-properties officeooo:rsid="004a5c9a"/>
    </style:style>
    <style:style style:name="T52" style:family="text">
      <style:text-properties officeooo:rsid="004ba5da"/>
    </style:style>
    <style:style style:name="T53" style:family="text">
      <style:text-properties officeooo:rsid="004baf09"/>
    </style:style>
    <style:style style:name="T54" style:family="text">
      <style:text-properties fo:letter-spacing="0.028in"/>
    </style:style>
    <style:style style:name="T55" style:family="text">
      <style:text-properties officeooo:rsid="004cc13d"/>
    </style:style>
    <style:style style:name="T56" style:family="text">
      <style:text-properties officeooo:rsid="004d1cae"/>
    </style:style>
    <style:style style:name="T57" style:family="text">
      <style:text-properties officeooo:rsid="004dd6f7"/>
    </style:style>
    <style:style style:name="T58" style:family="text">
      <style:text-properties officeooo:rsid="004f6228"/>
    </style:style>
    <style:style style:name="T59" style:family="text">
      <style:text-properties officeooo:rsid="00513349"/>
    </style:style>
    <style:style style:name="T60" style:family="text">
      <style:text-properties officeooo:rsid="00523dad"/>
    </style:style>
    <style:style style:name="T61" style:family="text">
      <style:text-properties style:font-name="JuniusX:cv61=2"/>
    </style:style>
    <style:style style:name="T62" style:family="text">
      <style:text-properties style:font-name="JuniusX:cv61=2" officeooo:rsid="007e8707"/>
    </style:style>
    <style:style style:name="T63" style:family="text">
      <style:text-properties style:font-name="JuniusX:ss16" officeooo:rsid="00823cac"/>
    </style:style>
    <style:style style:name="T64" style:family="text">
      <style:text-properties style:font-name="JuniusX:ss16" officeooo:rsid="00658d0c"/>
    </style:style>
    <style:style style:name="T65" style:family="text">
      <style:text-properties officeooo:rsid="00674a4d"/>
    </style:style>
    <style:style style:name="T66" style:family="text">
      <style:text-properties officeooo:rsid="00677c3f"/>
    </style:style>
    <style:style style:name="T67" style:family="text">
      <style:text-properties officeooo:rsid="0067f78c"/>
    </style:style>
    <style:style style:name="T68" style:family="text">
      <style:text-properties officeooo:rsid="0069ea50"/>
    </style:style>
    <style:style style:name="T69" style:family="text">
      <style:text-properties fo:font-style="italic" fo:font-weight="normal" officeooo:rsid="0042bd2b" style:font-style-asian="italic" style:font-weight-asian="normal" style:font-style-complex="italic" style:font-weight-complex="normal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officeooo:rsid="00776d20"/>
    </style:style>
    <style:style style:name="T72" style:family="text">
      <style:text-properties officeooo:rsid="0078af4f"/>
    </style:style>
    <style:style style:name="T73" style:family="text">
      <style:text-properties officeooo:rsid="00791743"/>
    </style:style>
    <style:style style:name="T74" style:family="text">
      <style:text-properties officeooo:rsid="007955a6"/>
    </style:style>
    <style:style style:name="T75" style:family="text">
      <style:text-properties officeooo:rsid="007aab89"/>
    </style:style>
    <style:style style:name="T76" style:family="text">
      <style:text-properties officeooo:rsid="007c85ee"/>
    </style:style>
    <style:style style:name="T77" style:family="text">
      <style:text-properties officeooo:rsid="007e649b"/>
    </style:style>
    <style:style style:name="T78" style:family="text">
      <style:text-properties officeooo:rsid="007e8707"/>
    </style:style>
    <style:style style:name="T79" style:family="text">
      <style:text-properties style:font-name="JuniusX:cv42=1"/>
    </style:style>
    <style:style style:name="T80" style:family="text">
      <style:text-properties style:font-name="JuniusX:cv42=2"/>
    </style:style>
    <style:style style:name="T81" style:family="text">
      <style:text-properties style:font-name="JuniusX:cv42=3"/>
    </style:style>
    <style:style style:name="T82" style:family="text">
      <style:text-properties style:font-name="JuniusX:cv43"/>
    </style:style>
    <style:style style:name="T83" style:family="text">
      <style:text-properties style:font-name="JuniusX:cv45" officeooo:rsid="00674a4d"/>
    </style:style>
    <style:style style:name="T84" style:family="text">
      <style:text-properties style:font-name="JuniusX:cv46"/>
    </style:style>
    <style:style style:name="T85" style:family="text">
      <style:text-properties style:font-name="JuniusX:ss10"/>
    </style:style>
    <style:style style:name="T86" style:family="text">
      <style:text-properties style:font-name="JuniusX:ss10" officeooo:rsid="00823cac"/>
    </style:style>
    <style:style style:name="T87" style:family="text">
      <style:text-properties style:font-name="JuniusX:ss10" fo:font-weight="bold" style:font-weight-asian="bold" style:font-weight-complex="bold"/>
    </style:style>
    <style:style style:name="T88" style:family="text">
      <style:text-properties style:font-name="JuniusX1" officeooo:rsid="0081f748"/>
    </style:style>
    <style:style style:name="T89" style:family="text">
      <style:text-properties style:font-name="JuniusX1" officeooo:rsid="0085cb81"/>
    </style:style>
    <style:style style:name="T90" style:family="text">
      <style:text-properties style:font-name="JuniusX1" officeooo:rsid="008a0ff3"/>
    </style:style>
    <style:style style:name="T91" style:family="text">
      <style:text-properties officeooo:rsid="007f0b9e"/>
    </style:style>
    <style:style style:name="T92" style:family="text">
      <style:text-properties officeooo:rsid="00805d1b"/>
    </style:style>
    <style:style style:name="T93" style:family="text">
      <style:text-properties officeooo:rsid="0081e083"/>
    </style:style>
    <style:style style:name="T94" style:family="text">
      <style:text-properties officeooo:rsid="004339cb"/>
    </style:style>
    <style:style style:name="T95" style:family="text">
      <style:text-properties officeooo:rsid="0063fb26"/>
    </style:style>
    <style:style style:name="T96" style:family="text">
      <style:text-properties officeooo:rsid="00823cac"/>
    </style:style>
    <style:style style:name="T97" style:family="text">
      <style:text-properties officeooo:rsid="00658d0c"/>
    </style:style>
    <style:style style:name="T98" style:family="text">
      <style:text-properties style:font-name="JuniusX:ss10&amp;cv44"/>
    </style:style>
    <style:style style:name="T99" style:family="text">
      <style:text-properties style:font-name="JuniusX:ss10&amp;cv44" officeooo:rsid="00823cac"/>
    </style:style>
    <style:style style:name="T100" style:family="text">
      <style:text-properties officeooo:rsid="0083ce9b"/>
    </style:style>
    <style:style style:name="T101" style:family="text">
      <style:text-properties style:font-name="JuniusX:ss10&amp;ss20"/>
    </style:style>
    <style:style style:name="T102" style:family="text">
      <style:text-properties officeooo:rsid="0085cb81"/>
    </style:style>
    <style:style style:name="T103" style:family="text">
      <style:text-properties officeooo:rsid="008a0ff3"/>
    </style:style>
    <style:style style:name="T104" style:family="text">
      <style:text-properties style:font-name="JuniusX2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yping diacritics in JuniusX</text:h>
      <text:p text:style-name="P1">JuniusX has better support for diacritics than any other free medieval font. You can place a diacritic <text:span text:style-name="T2">(or “combining mark”)</text:span> on just about any character where it makes any sense at all to place <text:span text:style-name="T2">it</text:span>. <text:span text:style-name="T1">Just type the base character followed by the diacritic</text:span><text:span text:style-name="T4">.</text:span></text:p>
      <text:p text:style-name="P5"><text:span text:style-name="T4">B</text:span><text:span text:style-name="T29">ut typing a diacritic can be a problem. (I’m not talking about the common letter+diacritic combinations like á, for which your system no doubt provides special keyboard sequences, but about exotic combinations like </text:span><text:span text:style-name="T85">þ&amp;_us;</text:span><text:span text:style-name="T29"> or mᷓ. Stuff that comes up with distressing regularity when you’re transcribing medieval manuscripts, whose scribes weren’t constrained by the limitations of mechanical typesetting.) </text:span><text:span text:style-name="T5">Diacritics—the exotic ones, at least—</text:span><text:span text:style-name="T21">have no assigned keys</text:span><text:span text:style-name="T5"> on a keyboard. Instead you need to know their </text:span><text:span text:style-name="T23">encoding</text:span><text:span text:style-name="T24">s</text:span><text:span text:style-name="T5">: the four-digit hexadecimal (base-16) number assigned to them in the Unicode standard.</text:span></text:p>
      <text:p text:style-name="P7"><text:span text:style-name="T5">I</text:span><text:span text:style-name="T30">f what I’ve just written looks like gibberish, don’t worry: JuniusX offers you a way around the pain of having to learn </text:span><text:span text:style-name="T19">dozens of</text:span><text:span text:style-name="T30"> codes like “1DE1.” </text:span><text:span text:style-name="T6">Specifically, it provides a collection of </text:span><text:span text:style-name="T28">entities</text:span><text:span text:style-name="T6"> </text:span><text:span text:style-name="T7">for typing in diacritics: </text:span><text:span text:style-name="T28">these are enabled by Stylistic Set 10 (ss10), </text:span><text:span text:style-name="T33">which should be applied to the entire document (</text:span><text:span text:style-name="T34">in a word processor document do this</text:span><text:span text:style-name="T33"> via a style—“</text:span><text:span text:style-name="T34">Normal” in MS Word or “Default Paragraph Style” in LibreOffice)</text:span><text:span text:style-name="T28">.</text:span><text:span text:style-name="T7"> In some cases, these </text:span><text:span text:style-name="T28">entities</text:span><text:span text:style-name="T7"> are conveniences, while in other cases, using them will help you avoid </text:span><text:span text:style-name="T21">a</text:span><text:span text:style-name="T7"> serious technical difficult</text:span><text:span text:style-name="T21">y </text:span><text:span text:style-name="T34">(as explained below)</text:span><text:span text:style-name="T7">.</text:span></text:p>
      <text:p text:style-name="P6"><text:span text:style-name="T7">The </text:span><text:span text:style-name="T28">entities</text:span><text:span text:style-name="T7"> are all </text:span><text:span text:style-name="T28">preceded by </text:span><text:span text:style-name="T34">an ampersand</text:span><text:span text:style-name="T28"> </text:span><text:span text:style-name="T34">(</text:span><text:span text:style-name="T12">&amp;</text:span><text:span text:style-name="T34">) </text:span><text:span text:style-name="T28">and followed by </text:span><text:span text:style-name="T32">a semicolon</text:span><text:span text:style-name="T28"> </text:span>(<text:span text:style-name="T37">;</text:span>)<text:span text:style-name="T7">, and they consist of the </text:span><text:span text:style-name="T28">underscore</text:span><text:span text:style-name="T7"> character followed by one </text:span><text:span text:style-name="T35">or more</text:span><text:span text:style-name="T7"> letters. In the simplest case, the sequence </text:span><text:span text:style-name="T37">&amp;_a;</text:span><text:span text:style-name="T7"> produces a combining </text:span><text:span text:style-name="T13">a</text:span><text:span text:style-name="T7">, which can go above any letter, e.g. </text:span><text:span text:style-name="T85">m&amp;_a;</text:span><text:span text:style-name="T7">. Some diacritics are like small capitals, and you type those in the same way, but with “sc” after the letter. For example, the sequence </text:span><text:span text:style-name="T13">t</text:span><text:span text:style-name="T12">&amp;_</text:span><text:span text:style-name="T13">dsc;</text:span><text:span text:style-name="T7"> gives you </text:span><text:span text:style-name="T85">t&amp;_dsc;</text:span><text:span text:style-name="T7">—</text:span><text:span text:style-name="T8">a </text:span><text:span text:style-name="T11">t</text:span><text:span text:style-name="T8"> with a small cap </text:span><text:span text:style-name="T36">d</text:span><text:span text:style-name="T8"> above. Some are ligatures, and you type both elements of those, e.g. </text:span><text:span text:style-name="T11">m</text:span><text:span text:style-name="T12">&amp;_</text:span><text:span text:style-name="T11">an</text:span><text:span text:style-name="T12">;</text:span><text:span text:style-name="T8"> = </text:span><text:span text:style-name="T85">m&amp;_an;</text:span><text:span text:style-name="T8">. For some ligatures, the second element is a small cap, so </text:span><text:span text:style-name="T11">Z</text:span><text:span text:style-name="T12">&amp;_</text:span><text:span text:style-name="T11">ansc;</text:span><text:span text:style-name="T8"> = </text:span><text:span text:style-name="T85">Z&amp;_ansc;</text:span><text:span text:style-name="T8">.</text:span></text:p>
      <text:p text:style-name="P8"><text:span text:style-name="T8">There are also </text:span><text:span text:style-name="T31">entities</text:span><text:span text:style-name="T8"> for diacritics that are not alphabetic characters. For example, </text:span><text:span text:style-name="T37">&amp;_zz;</text:span><text:span text:style-name="T8"> gives you a zigzag, that maddeningly ambiguous abbreviation for </text:span><text:span text:style-name="T11">er</text:span><text:span text:style-name="T8">, </text:span><text:span text:style-name="T11">is</text:span><text:span text:style-name="T8">, </text:span><text:span text:style-name="T11">es</text:span><text:span text:style-name="T8"> and dozens of other things: </text:span><text:span text:style-name="T85">æ&amp;_zz;</text:span><text:span text:style-name="T8">.</text:span></text:p>
      <text:p text:style-name="P8"><text:span text:style-name="T8">There’s not much more to it, except for </text:span><text:span text:style-name="T19">a few </text:span><text:span text:style-name="T21">important</text:span><text:span text:style-name="T8"> caveat</text:span><text:span text:style-name="T19">s</text:span><text:span text:style-name="T8">. </text:span><text:span text:style-name="T21">First,</text:span><text:span text:style-name="T8"> </text:span><text:span text:style-name="T21">t</text:span><text:span text:style-name="T8">hese codes affect the </text:span><text:span text:style-name="T25">appearance</text:span><text:span text:style-name="T8"> of your </text:span><text:span text:style-name="T19">document</text:span><text:span text:style-name="T8"> but </text:span><text:span text:style-name="T25">not the underlying text</text:span><text:span text:style-name="T8">. </text:span><text:span text:style-name="T19">W</text:span><text:span text:style-name="T8">hen you type the sequence </text:span><text:span text:style-name="T14">p</text:span><text:span text:style-name="T15">&amp;_</text:span><text:span text:style-name="T11">o</text:span><text:span text:style-name="T16">a;</text:span><text:span text:style-name="T8">, it looks like </text:span><text:span text:style-name="T17">p</text:span><text:span text:style-name="T34"> with</text:span><text:span text:style-name="T8"> an open </text:span><text:span text:style-name="T11">a</text:span><text:span text:style-name="T8"> on your screen (</text:span><text:span text:style-name="T85">p&amp;_oa;</text:span><text:span text:style-name="T8">), but underneath, the text is still </text:span><text:soft-page-break/><text:span text:style-name="T14">p</text:span><text:span text:style-name="T15">&amp;_</text:span><text:span text:style-name="T16">oa;</text:span><text:span text:style-name="T8">. </text:span><text:span text:style-name="T9">So if you send your text file to a friend who doesn’t have JuniusX installed, that friend will see the </text:span><text:span text:style-name="T31">entities</text:span><text:span text:style-name="T9">, not the diacritics; if you copy your text onto the clipboard </text:span><text:span text:style-name="T21">and paste it into an application that either can’t access JuniusX or can’t apply OpenType features, you’ll also see the </text:span><text:span text:style-name="T31">entities</text:span><text:span text:style-name="T9">.</text:span></text:p>
      <text:p text:style-name="P9"><text:span text:style-name="T9">And so you may prefer typing those incomprehensible Unicode values to typing </text:span><text:span text:style-name="T31">entities</text:span><text:span text:style-name="T9">, </text:span><text:span text:style-name="T19">at least for the </text:span><text:span text:style-name="T20">Unicode-</text:span><text:span text:style-name="T19">standard diacritics.</text:span><text:span text:style-name="T9"> </text:span><text:span text:style-name="T19">I</text:span><text:span text:style-name="T9">ndeed, if you are sending your text to a publisher, </text:span><text:span text:style-name="T10">you really ought to do so, or perhaps perform a </text:span><text:span text:style-name="T21">la</text:span><text:span text:style-name="T27">s</text:span><text:span text:style-name="T21">t-minute</text:span><text:span text:style-name="T10"> search-and-replace to replace the </text:span><text:span text:style-name="T31">entities</text:span><text:span text:style-name="T10"> with their Unicode equivalents </text:span><text:span text:style-name="T34">(turn off </text:span><text:span text:style-name="T17">ss10</text:span><text:span text:style-name="T34"> to make them visible)</text:span><text:span text:style-name="T10">.</text:span></text:p>
      <text:p text:style-name="P4"><text:span text:style-name="T21">The second caveat is that, </text:span><text:span text:style-name="T22">while</text:span><text:span text:style-name="T3"> </text:span><text:span text:style-name="T21">m</text:span><text:span text:style-name="T3">ost of the diacritics in JuniusX belong to the Unicode standard, and any competent application will render them correctly, positioning them precisely over their base characters, many diacritics </text:span><text:span text:style-name="T26">do not</text:span><text:span text:style-name="T3"> belong to Unicode, and some applications will not position them correctly </text:span><text:span text:style-name="T34">when entered via their code points</text:span><text:span text:style-name="T3">: they may come out looking like “m,” or worse yet “A.” </text:span><text:span text:style-name="T18">(You can tell these non-Unicode diacritics by the codes that start with “E” or “F,” e.g. “F03B”—their entries are in green in the table below.)</text:span></text:p>
      <text:p text:style-name="Text_20_body"><draw:frame text:anchor-type="paragraph" draw:z-index="0" draw:name="Shape1" draw:style-name="gr1" draw:text-style-name="P63" svg:width="0.3689in" svg:height="0.3614in" svg:x="-0.4661in" svg:y="0in"><draw:text-box><text:p text:style-name="P62"><text:span text:style-name="T104">☞</text:span></text:p></draw:text-box></draw:frame><text:span text:style-name="T70">But</text:span> (this is important) <text:span text:style-name="T67">i</text:span>f you use the <text:span text:style-name="T88">entities</text:span> for these <text:span text:style-name="T72">non-standard</text:span> diacritics, they will always be positioned perfectly over their base characters. <text:span text:style-name="T72">(</text:span>If you <text:span text:style-name="T67">really</text:span> need to know why, brace yourself for a very technical lecture last<text:span text:style-name="T44">ing</text:span> about a<text:span text:style-name="T96">n</text:span> hour.<text:span text:style-name="T72">)</text:span></text:p>
      <text:p text:style-name="P10"><text:span text:style-name="T67">A third caveat:</text:span><text:span text:style-name="T44"> in most text-processing applications, the features needed to make </text:span><text:span text:style-name="T88">entities</text:span><text:span text:style-name="T44"> work are on by default, </text:span><text:span text:style-name="T69">but in Microsoft Word they are not</text:span><text:span text:style-name="T44">. You’ve got to turn them on. To do so, open the “Font” dialog, click over to the “Advanced” tab, and enable </text:span><text:span text:style-name="T38">K</text:span><text:span text:style-name="T40">erning</text:span><text:span text:style-name="T44">, </text:span><text:span text:style-name="T40">Standard Ligatures</text:span><text:span text:style-name="T44">, and </text:span><text:span text:style-name="T40">Contextual Alternates</text:span><text:span text:style-name="T44">. Come to think of it, you should do this for every font you use </text:span><text:span text:style-name="T73">(do it for the “Normal” style and check “Apply to Template” before clicking “OK”)</text:span><text:span text:style-name="T44">. You may be surprised what wonders a font is capable of performing when these three </text:span><text:span text:style-name="T68">features</text:span><text:span text:style-name="T44"> are enabled.</text:span></text:p>
      <text:p text:style-name="P11"><text:span text:style-name="T45">H</text:span><text:span text:style-name="T94">ere are the </text:span><text:span text:style-name="T88">entities</text:span><text:span text:style-name="T94">. I should mention that there are many more diacritics in JuniusX than there are </text:span><text:span text:style-name="T88">entities</text:span><text:span text:style-name="T94">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7">Encoding</text:p>
            </table:table-cell>
            <table:table-cell table:style-name="Table1.A1" office:value-type="string">
              <text:p text:style-name="P52">Entity</text:p>
            </table:table-cell>
            <table:table-cell table:style-name="Table1.A1" office:value-type="string">
              <text:p text:style-name="P13">Example</text:p>
            </table:table-cell>
            <table:table-cell table:style-name="Table1.A1" office:value-type="string">
              <text:p text:style-name="P27">Encoding</text:p>
            </table:table-cell>
            <table:table-cell table:style-name="Table1.A1" office:value-type="string">
              <text:p text:style-name="P53">Entity</text:p>
            </table:table-cell>
            <table:table-cell table:style-name="Table1.F1" office:value-type="string">
              <text:p text:style-name="P13">Example</text:p>
            </table:table-cell>
          </table:table-row>
        </table:table-header-rows>
        <table:table-row>
          <table:table-cell table:style-name="Table1.A2" office:value-type="string">
            <text:p text:style-name="P27">035B</text:p>
          </table:table-cell>
          <table:table-cell table:style-name="Table1.B2" office:value-type="string">
            <text:p text:style-name="P28">&amp;_‌zz;</text:p>
          </table:table-cell>
          <table:table-cell table:style-name="Table1.C2" office:value-type="string">
            <text:p text:style-name="P51">◌&amp;_zz;</text:p>
          </table:table-cell>
          <table:table-cell table:style-name="Table1.D2" office:value-type="string">
            <text:p text:style-name="P33">F03D</text:p>
          </table:table-cell>
          <table:table-cell table:style-name="Table1.E2" office:value-type="string">
            <text:p text:style-name="P38">&amp;_‌<text:span text:style-name="T91">thorn</text:span>;</text:p>
          </table:table-cell>
          <table:table-cell table:style-name="Table1.F2" office:value-type="string">
            <text:p text:style-name="P41">◌<text:span text:style-name="T52">&amp;_</text:span><text:span text:style-name="T91">thorn</text:span><text:span text:style-name="T52">;</text:span></text:p>
          </table:table-cell>
        </table:table-row>
        <table:table-row>
          <table:table-cell table:style-name="Table1.A3" office:value-type="string">
            <text:p text:style-name="P27">1DD3</text:p>
          </table:table-cell>
          <table:table-cell table:style-name="Table1.B3" office:value-type="string">
            <text:p text:style-name="P28">&amp;_‌o<text:span text:style-name="T77">a</text:span>;</text:p>
          </table:table-cell>
          <table:table-cell table:style-name="Table1.C3" office:value-type="string">
            <text:p text:style-name="P49">◌&amp;_<text:span text:style-name="T77">o</text:span>a;</text:p>
          </table:table-cell>
          <table:table-cell table:style-name="Table1.D3" office:value-type="string">
            <text:p text:style-name="P33">1DE3</text:p>
          </table:table-cell>
          <table:table-cell table:style-name="Table1.E3" office:value-type="string">
            <text:p text:style-name="P20">&amp;_ꝛ<text:span text:style-name="T91">r</text:span>;</text:p>
          </table:table-cell>
          <table:table-cell table:style-name="Table1.F3" office:value-type="string">
            <text:p text:style-name="P50">◌&amp;_<text:span text:style-name="T91">rr</text:span>;</text:p>
          </table:table-cell>
        </table:table-row>
        <table:table-row>
          <table:table-cell table:style-name="Table1.A4" office:value-type="string">
            <text:p text:style-name="P27">0305</text:p>
          </table:table-cell>
          <table:table-cell table:style-name="Table1.B4" office:value-type="string">
            <text:p text:style-name="P21">&amp;_‌ol;</text:p>
          </table:table-cell>
          <table:table-cell table:style-name="Table1.C4" office:value-type="string">
            <text:p text:style-name="P48"><text:span text:style-name="T46">◌</text:span>&amp;_ol;<text:span text:style-name="T65">◌</text:span></text:p>
          </table:table-cell>
          <table:table-cell table:style-name="Table1.D4" office:value-type="string">
            <text:p text:style-name="P33">1DE5</text:p>
          </table:table-cell>
          <table:table-cell table:style-name="Table1.E4" office:value-type="string">
            <text:p text:style-name="P22">&amp;_‌<text:span text:style-name="T91">longs</text:span><text:span text:style-name="T54">;</text:span></text:p>
          </table:table-cell>
          <table:table-cell table:style-name="Table1.F4" office:value-type="string">
            <text:p text:style-name="P41">◌<text:span text:style-name="T53">&amp;_</text:span><text:span text:style-name="T91">longs</text:span><text:span text:style-name="T53">;</text:span></text:p>
          </table:table-cell>
        </table:table-row>
        <text:soft-page-break/>
        <table:table-row>
          <table:table-cell table:style-name="Table1.A5" office:value-type="string">
            <text:p text:style-name="P27">0363</text:p>
          </table:table-cell>
          <table:table-cell table:style-name="Table1.B5" office:value-type="string">
            <text:p text:style-name="P29">&amp;_‌a;</text:p>
          </table:table-cell>
          <table:table-cell table:style-name="Table1.C5" office:value-type="string">
            <text:p text:style-name="P40">◌<text:span text:style-name="T47">&amp;_a;</text:span></text:p>
          </table:table-cell>
          <table:table-cell table:style-name="Table1.D5" office:value-type="string">
            <text:p text:style-name="P33">1DD8</text:p>
          </table:table-cell>
          <table:table-cell table:style-name="Table1.E5" office:value-type="string">
            <text:p text:style-name="P18">&amp;_‌<text:span text:style-name="T91">dins</text:span>;</text:p>
          </table:table-cell>
          <table:table-cell table:style-name="Table1.F5" office:value-type="string">
            <text:p text:style-name="P41">◌<text:span text:style-name="T53">&amp;_</text:span><text:span text:style-name="T91">dins</text:span><text:span text:style-name="T53">;</text:span></text:p>
          </table:table-cell>
        </table:table-row>
        <table:table-row>
          <table:table-cell table:style-name="Table1.A6" office:value-type="string">
            <text:p text:style-name="P27">F012</text:p>
          </table:table-cell>
          <table:table-cell table:style-name="Table1.B6" office:value-type="string">
            <text:p text:style-name="P29">&amp;_‌b;</text:p>
          </table:table-cell>
          <table:table-cell table:style-name="Table1.C6" office:value-type="string">
            <text:p text:style-name="P40">◌<text:span text:style-name="T47">&amp;_b;</text:span></text:p>
          </table:table-cell>
          <table:table-cell table:style-name="Table1.D6" office:value-type="string">
            <text:p text:style-name="P33">1DD5</text:p>
          </table:table-cell>
          <table:table-cell table:style-name="Table1.E6" office:value-type="string">
            <text:p text:style-name="P23"><text:span text:style-name="T53">&amp;_‌ao</text:span>;</text:p>
          </table:table-cell>
          <table:table-cell table:style-name="Table1.F6" office:value-type="string">
            <text:p text:style-name="P42">◌<text:span text:style-name="T53">&amp;_ao;</text:span></text:p>
          </table:table-cell>
        </table:table-row>
        <table:table-row>
          <table:table-cell table:style-name="Table1.A7" office:value-type="string">
            <text:p text:style-name="P27">0368</text:p>
          </table:table-cell>
          <table:table-cell table:style-name="Table1.B7" office:value-type="string">
            <text:p text:style-name="P30">&amp;_‌c;</text:p>
          </table:table-cell>
          <table:table-cell table:style-name="Table1.C7" office:value-type="string">
            <text:p text:style-name="P42">◌<text:span text:style-name="T47">&amp;_c;</text:span></text:p>
          </table:table-cell>
          <table:table-cell table:style-name="Table1.D7" office:value-type="string">
            <text:p text:style-name="P33">1DD6</text:p>
          </table:table-cell>
          <table:table-cell table:style-name="Table1.E7" office:value-type="string">
            <text:p text:style-name="P61">&amp;_‌av;</text:p>
          </table:table-cell>
          <table:table-cell table:style-name="Table1.F7" office:value-type="string">
            <text:p text:style-name="P42">◌<text:span text:style-name="T53">&amp;_av;</text:span></text:p>
          </table:table-cell>
        </table:table-row>
        <table:table-row>
          <table:table-cell table:style-name="Table1.A8" office:value-type="string">
            <text:p text:style-name="P27">0369</text:p>
          </table:table-cell>
          <table:table-cell table:style-name="Table1.B8" office:value-type="string">
            <text:p text:style-name="P30">&amp;_‌d;</text:p>
          </table:table-cell>
          <table:table-cell table:style-name="Table1.C8" office:value-type="string">
            <text:p text:style-name="P42">◌<text:span text:style-name="T47">&amp;_d;</text:span></text:p>
          </table:table-cell>
          <table:table-cell table:style-name="Table1.D8" office:value-type="string">
            <text:p text:style-name="P33">F135</text:p>
          </table:table-cell>
          <table:table-cell table:style-name="Table1.E8" office:value-type="string">
            <text:p text:style-name="P19">&amp;_‌<text:span text:style-name="T92">eogo</text:span>;</text:p>
          </table:table-cell>
          <table:table-cell table:style-name="Table1.F8" office:value-type="string">
            <text:p text:style-name="P42">◌<text:span text:style-name="T53">&amp;_</text:span><text:span text:style-name="T92">eogo</text:span><text:span text:style-name="T53">;</text:span></text:p>
          </table:table-cell>
        </table:table-row>
        <table:table-row>
          <table:table-cell table:style-name="Table1.A9" office:value-type="string">
            <text:p text:style-name="P27">0364</text:p>
          </table:table-cell>
          <table:table-cell table:style-name="Table1.B9" office:value-type="string">
            <text:p text:style-name="P30">&amp;_‌<text:span text:style-name="T48">e</text:span>;</text:p>
          </table:table-cell>
          <table:table-cell table:style-name="Table1.C9" office:value-type="string">
            <text:p text:style-name="P42">◌<text:span text:style-name="T48">&amp;_e;</text:span></text:p>
          </table:table-cell>
          <table:table-cell table:style-name="Table1.D9" office:value-type="string">
            <text:p text:style-name="P33">F136</text:p>
          </table:table-cell>
          <table:table-cell table:style-name="Table1.E9" office:value-type="string">
            <text:p text:style-name="P19">&amp;_‌<text:span text:style-name="T92">emac</text:span>;</text:p>
          </table:table-cell>
          <table:table-cell table:style-name="Table1.F9" office:value-type="string">
            <text:p text:style-name="P42">◌<text:span text:style-name="T55">&amp;_</text:span><text:span text:style-name="T92">emac</text:span><text:span text:style-name="T55">;</text:span></text:p>
          </table:table-cell>
        </table:table-row>
        <table:table-row>
          <table:table-cell table:style-name="Table1.A10" office:value-type="string">
            <text:p text:style-name="P27">F017</text:p>
          </table:table-cell>
          <table:table-cell table:style-name="Table1.B10" office:value-type="string">
            <text:p text:style-name="P30">&amp;_‌<text:span text:style-name="T48">f</text:span>;</text:p>
          </table:table-cell>
          <table:table-cell table:style-name="Table1.C10" office:value-type="string">
            <text:p text:style-name="P42">◌<text:span text:style-name="T48">&amp;_f;</text:span></text:p>
          </table:table-cell>
          <table:table-cell table:style-name="Table1.D10" office:value-type="string">
            <text:p text:style-name="P33">F02F</text:p>
          </table:table-cell>
          <table:table-cell table:style-name="Table1.E10" office:value-type="string">
            <text:p text:style-name="P19">&amp;_‌<text:span text:style-name="T92">idotl</text:span>;</text:p>
          </table:table-cell>
          <table:table-cell table:style-name="Table1.F10" office:value-type="string">
            <text:p text:style-name="P42">◌<text:span text:style-name="T55">&amp;_</text:span><text:span text:style-name="T92">idotl</text:span><text:span text:style-name="T55">;</text:span></text:p>
          </table:table-cell>
        </table:table-row>
        <table:table-row>
          <table:table-cell table:style-name="Table1.A11" office:value-type="string">
            <text:p text:style-name="P27">1DDA</text:p>
          </table:table-cell>
          <table:table-cell table:style-name="Table1.B11" office:value-type="string">
            <text:p text:style-name="P30">&amp;_‌<text:span text:style-name="T48">g</text:span>;</text:p>
          </table:table-cell>
          <table:table-cell table:style-name="Table1.C11" office:value-type="string">
            <text:p text:style-name="P42">◌<text:span text:style-name="T48">&amp;_g;</text:span></text:p>
          </table:table-cell>
          <table:table-cell table:style-name="Table1.D11" office:value-type="string">
            <text:p text:style-name="P33">F031</text:p>
          </table:table-cell>
          <table:table-cell table:style-name="Table1.E11" office:value-type="string">
            <text:p text:style-name="P19">&amp;_‌<text:span text:style-name="T92">jdotl</text:span>;</text:p>
          </table:table-cell>
          <table:table-cell table:style-name="Table1.F11" office:value-type="string">
            <text:p text:style-name="P42">◌<text:span text:style-name="T56">&amp;_</text:span><text:span text:style-name="T92">jdotl</text:span><text:span text:style-name="T56">;</text:span></text:p>
          </table:table-cell>
        </table:table-row>
        <table:table-row>
          <table:table-cell table:style-name="Table1.A12" office:value-type="string">
            <text:p text:style-name="P27">036A</text:p>
          </table:table-cell>
          <table:table-cell table:style-name="Table1.B12" office:value-type="string">
            <text:p text:style-name="P30">&amp;_‌<text:span text:style-name="T48">h</text:span>;</text:p>
          </table:table-cell>
          <table:table-cell table:style-name="Table1.C12" office:value-type="string">
            <text:p text:style-name="P42">◌<text:span text:style-name="T48">&amp;_h;</text:span></text:p>
          </table:table-cell>
          <table:table-cell table:style-name="Table1.D12" office:value-type="string">
            <text:p text:style-name="P33">F13E</text:p>
          </table:table-cell>
          <table:table-cell table:style-name="Table1.E12" office:value-type="string">
            <text:p text:style-name="P14">&amp;_‌<text:span text:style-name="T92">oogo</text:span>;</text:p>
          </table:table-cell>
          <table:table-cell table:style-name="Table1.F12" office:value-type="string">
            <text:p text:style-name="P43">◌<text:span text:style-name="T56">&amp;_</text:span><text:span text:style-name="T92">oogo</text:span><text:span text:style-name="T56">;</text:span></text:p>
          </table:table-cell>
        </table:table-row>
        <table:table-row>
          <table:table-cell table:style-name="Table1.A13" office:value-type="string">
            <text:p text:style-name="P27">0365</text:p>
          </table:table-cell>
          <table:table-cell table:style-name="Table1.B13" office:value-type="string">
            <text:p text:style-name="P31">&amp;_‌i;</text:p>
          </table:table-cell>
          <table:table-cell table:style-name="Table1.C13" office:value-type="string">
            <text:p text:style-name="P42">◌<text:span text:style-name="T49">&amp;_i;</text:span></text:p>
          </table:table-cell>
          <table:table-cell table:style-name="Table1.D13" office:value-type="string">
            <text:p text:style-name="P33">F032</text:p>
          </table:table-cell>
          <table:table-cell table:style-name="Table1.E13" office:value-type="string">
            <text:p text:style-name="P14">&amp;_‌<text:span text:style-name="T92">oslash</text:span>;</text:p>
          </table:table-cell>
          <table:table-cell table:style-name="Table1.F13" office:value-type="string">
            <text:p text:style-name="P43">◌<text:span text:style-name="T56">&amp;_</text:span><text:span text:style-name="T92">oslash</text:span><text:span text:style-name="T56">;</text:span></text:p>
          </table:table-cell>
        </table:table-row>
        <table:table-row>
          <table:table-cell table:style-name="Table1.A14" office:value-type="string">
            <text:p text:style-name="P27">F030</text:p>
          </table:table-cell>
          <table:table-cell table:style-name="Table1.B14" office:value-type="string">
            <text:p text:style-name="P31">&amp;_‌j;</text:p>
          </table:table-cell>
          <table:table-cell table:style-name="Table1.C14" office:value-type="string">
            <text:p text:style-name="P43">◌<text:span text:style-name="T49">&amp;_j;</text:span></text:p>
          </table:table-cell>
          <table:table-cell table:style-name="Table1.D14" office:value-type="string">
            <text:p text:style-name="P33">F13F</text:p>
          </table:table-cell>
          <table:table-cell table:style-name="Table1.E14" office:value-type="string">
            <text:p text:style-name="P14">&amp;_‌<text:span text:style-name="T92">omac</text:span>;</text:p>
          </table:table-cell>
          <table:table-cell table:style-name="Table1.F14" office:value-type="string">
            <text:p text:style-name="P43">◌<text:span text:style-name="T56">&amp;_</text:span><text:span text:style-name="T92">omac</text:span><text:span text:style-name="T56">;</text:span></text:p>
          </table:table-cell>
        </table:table-row>
        <table:table-row>
          <table:table-cell table:style-name="Table1.A15" office:value-type="string">
            <text:p text:style-name="P36">1DD3</text:p>
          </table:table-cell>
          <table:table-cell table:style-name="Table1.B15" office:value-type="string">
            <text:p text:style-name="P31">&amp;_‌k;</text:p>
          </table:table-cell>
          <table:table-cell table:style-name="Table1.C15" office:value-type="string">
            <text:p text:style-name="P43">◌<text:span text:style-name="T49">&amp;_k;</text:span></text:p>
          </table:table-cell>
          <table:table-cell table:style-name="Table1.D15" office:value-type="string">
            <text:p text:style-name="P33">1DD2</text:p>
          </table:table-cell>
          <table:table-cell table:style-name="Table1.E15" office:value-type="string">
            <text:p text:style-name="P14">&amp;_‌<text:span text:style-name="T57">us</text:span>;</text:p>
          </table:table-cell>
          <table:table-cell table:style-name="Table1.F15" office:value-type="string">
            <text:p text:style-name="P43">◌<text:span text:style-name="T57">&amp;_us;</text:span></text:p>
          </table:table-cell>
        </table:table-row>
        <table:table-row>
          <table:table-cell table:style-name="Table1.A19" office:value-type="string">
            <text:p text:style-name="P34">1DDD</text:p>
          </table:table-cell>
          <table:table-cell table:style-name="Table1.B31" office:value-type="string">
            <text:p text:style-name="P31">&amp;_‌l;</text:p>
          </table:table-cell>
          <table:table-cell table:style-name="Table1.C31" office:value-type="string">
            <text:p text:style-name="P43">◌<text:span text:style-name="T49">&amp;_l;</text:span></text:p>
          </table:table-cell>
          <table:table-cell table:style-name="Table1.D16" office:value-type="string">
            <text:p text:style-name="P33">1DD1</text:p>
          </table:table-cell>
          <table:table-cell table:style-name="Table1.E16" office:value-type="string">
            <text:p text:style-name="P14">&amp;_‌<text:span text:style-name="T93">ur</text:span>;</text:p>
          </table:table-cell>
          <table:table-cell table:style-name="Table1.F16" office:value-type="string">
            <text:p text:style-name="P43">◌<text:span text:style-name="T57">&amp;_</text:span><text:span text:style-name="T93">ur</text:span><text:span text:style-name="T57">;</text:span></text:p>
          </table:table-cell>
        </table:table-row>
        <table:table-row>
          <table:table-cell table:style-name="Table1.A19" office:value-type="string">
            <text:p text:style-name="P33">036B</text:p>
          </table:table-cell>
          <table:table-cell table:style-name="Table1.B31" office:value-type="string">
            <text:p text:style-name="P31">&amp;_‌m;</text:p>
          </table:table-cell>
          <table:table-cell table:style-name="Table1.C31" office:value-type="string">
            <text:p text:style-name="P43">◌<text:span text:style-name="T49">&amp;_m;</text:span></text:p>
          </table:table-cell>
          <table:table-cell table:style-name="Table1.D18" office:value-type="string">
            <text:p text:style-name="P39">F013</text:p>
          </table:table-cell>
          <table:table-cell table:style-name="Table1.E18" office:value-type="string">
            <text:p text:style-name="P14">&amp;_‌<text:span text:style-name="T58">bsc</text:span>;</text:p>
          </table:table-cell>
          <table:table-cell table:style-name="Table1.F18" office:value-type="string">
            <text:p text:style-name="P43">◌<text:span text:style-name="T58">&amp;_bsc;</text:span></text:p>
          </table:table-cell>
        </table:table-row>
        <table:table-row>
          <table:table-cell table:style-name="Table1.A19" office:value-type="string">
            <text:p text:style-name="P33">1DE0</text:p>
          </table:table-cell>
          <table:table-cell table:style-name="Table1.B31" office:value-type="string">
            <text:p text:style-name="P31">&amp;_‌n;</text:p>
          </table:table-cell>
          <table:table-cell table:style-name="Table1.C31" office:value-type="string">
            <text:p text:style-name="P43">◌<text:span text:style-name="T49">&amp;_n;</text:span></text:p>
          </table:table-cell>
          <table:table-cell table:style-name="Table1.D18" office:value-type="string">
            <text:p text:style-name="P39">F016</text:p>
          </table:table-cell>
          <table:table-cell table:style-name="Table1.E18" office:value-type="string">
            <text:p text:style-name="P14">&amp;_‌<text:span text:style-name="T58">dsc</text:span>;</text:p>
          </table:table-cell>
          <table:table-cell table:style-name="Table1.F18" office:value-type="string">
            <text:p text:style-name="P43">◌<text:span text:style-name="T58">&amp;_dsc;</text:span></text:p>
          </table:table-cell>
        </table:table-row>
        <table:table-row>
          <table:table-cell table:style-name="Table1.A19" office:value-type="string">
            <text:p text:style-name="P33">0366</text:p>
          </table:table-cell>
          <table:table-cell table:style-name="Table1.B31" office:value-type="string">
            <text:p text:style-name="P31">&amp;_‌o;</text:p>
          </table:table-cell>
          <table:table-cell table:style-name="Table1.C31" office:value-type="string">
            <text:p text:style-name="P43">◌<text:span text:style-name="T49">&amp;_o;</text:span></text:p>
          </table:table-cell>
          <table:table-cell table:style-name="Table1.D19" office:value-type="string">
            <text:p text:style-name="P25">1DDB</text:p>
          </table:table-cell>
          <table:table-cell table:style-name="Table1.E19" office:value-type="string">
            <text:p text:style-name="P14">&amp;_‌<text:span text:style-name="T58">gsc</text:span>;</text:p>
          </table:table-cell>
          <table:table-cell table:style-name="Table1.F19" office:value-type="string">
            <text:p text:style-name="P43">◌<text:span text:style-name="T58">&amp;_gsc;</text:span></text:p>
          </table:table-cell>
        </table:table-row>
        <table:table-row>
          <table:table-cell table:style-name="Table1.A20" office:value-type="string">
            <text:p text:style-name="P33">F025</text:p>
          </table:table-cell>
          <table:table-cell table:style-name="Table1.B20" office:value-type="string">
            <text:p text:style-name="P31">&amp;_‌p;</text:p>
          </table:table-cell>
          <table:table-cell table:style-name="Table1.C20" office:value-type="string">
            <text:p text:style-name="P43">◌<text:span text:style-name="T49">&amp;_p;</text:span></text:p>
          </table:table-cell>
          <table:table-cell table:style-name="Table1.D20" office:value-type="string">
            <text:p text:style-name="P26">F01C</text:p>
          </table:table-cell>
          <table:table-cell table:style-name="Table1.E20" office:value-type="string">
            <text:p text:style-name="P24">&amp;_‌ksc;</text:p>
          </table:table-cell>
          <table:table-cell table:style-name="Table1.F20" office:value-type="string">
            <text:p text:style-name="P43">◌<text:span text:style-name="T58">&amp;_ksc;</text:span></text:p>
          </table:table-cell>
        </table:table-row>
        <table:table-row>
          <table:table-cell table:style-name="Table1.A21" office:value-type="string">
            <text:p text:style-name="P33">F033</text:p>
          </table:table-cell>
          <table:table-cell table:style-name="Table1.B21" office:value-type="string">
            <text:p text:style-name="P31">&amp;_‌<text:span text:style-name="T76">q</text:span>;</text:p>
          </table:table-cell>
          <table:table-cell table:style-name="Table1.C21" office:value-type="string">
            <text:p text:style-name="P43">◌<text:span text:style-name="T49">&amp;_q;</text:span></text:p>
          </table:table-cell>
          <table:table-cell table:style-name="Table1.D21" office:value-type="string">
            <text:p text:style-name="P26">1DDD</text:p>
          </table:table-cell>
          <table:table-cell table:style-name="Table1.E21" office:value-type="string">
            <text:p text:style-name="P24">&amp;_‌lsc;</text:p>
          </table:table-cell>
          <table:table-cell table:style-name="Table1.F21" office:value-type="string">
            <text:p text:style-name="P44">◌<text:span text:style-name="T58">&amp;_lsc;</text:span></text:p>
          </table:table-cell>
        </table:table-row>
        <table:table-row>
          <table:table-cell table:style-name="Table1.A22" office:value-type="string">
            <text:p text:style-name="P33">036C</text:p>
          </table:table-cell>
          <table:table-cell table:style-name="Table1.B22" office:value-type="string">
            <text:p text:style-name="P31">&amp;_‌r;</text:p>
          </table:table-cell>
          <table:table-cell table:style-name="Table1.C22" office:value-type="string">
            <text:p text:style-name="P43">◌<text:span text:style-name="T49">&amp;_r;</text:span></text:p>
          </table:table-cell>
          <table:table-cell table:style-name="Table1.D22" office:value-type="string">
            <text:p text:style-name="P26">036B</text:p>
          </table:table-cell>
          <table:table-cell table:style-name="Table1.E22" office:value-type="string">
            <text:p text:style-name="P24">&amp;_‌<text:span text:style-name="T59">msc</text:span>;</text:p>
          </table:table-cell>
          <table:table-cell table:style-name="Table1.F22" office:value-type="string">
            <text:p text:style-name="P44">◌<text:span text:style-name="T59">&amp;_msc;</text:span></text:p>
          </table:table-cell>
        </table:table-row>
        <table:table-row>
          <table:table-cell table:style-name="Table1.A26" office:value-type="string">
            <text:p text:style-name="P33">1DE4</text:p>
          </table:table-cell>
          <table:table-cell table:style-name="Table1.B26" office:value-type="string">
            <text:p text:style-name="P31">&amp;_‌<text:span text:style-name="T50">s</text:span>;</text:p>
          </table:table-cell>
          <table:table-cell table:style-name="Table1.C26" office:value-type="string">
            <text:p text:style-name="P43">◌<text:span text:style-name="T50">&amp;_s;</text:span></text:p>
          </table:table-cell>
          <table:table-cell table:style-name="Table1.D24" office:value-type="string">
            <text:p text:style-name="P26">1DE0</text:p>
          </table:table-cell>
          <table:table-cell table:style-name="Table1.E24" office:value-type="string">
            <text:p text:style-name="P24">&amp;_‌<text:span text:style-name="T59">nsc</text:span>;</text:p>
          </table:table-cell>
          <table:table-cell table:style-name="Table1.F24" office:value-type="string">
            <text:p text:style-name="P44">◌<text:span text:style-name="T59">&amp;_nsc;</text:span></text:p>
          </table:table-cell>
        </table:table-row>
        <table:table-row>
          <table:table-cell table:style-name="Table1.A26" office:value-type="string">
            <text:p text:style-name="P33">036D</text:p>
          </table:table-cell>
          <table:table-cell table:style-name="Table1.B26" office:value-type="string">
            <text:p text:style-name="P31">&amp;_‌<text:span text:style-name="T50">t</text:span>;</text:p>
          </table:table-cell>
          <table:table-cell table:style-name="Table1.C26" office:value-type="string">
            <text:p text:style-name="P43">◌<text:span text:style-name="T50">&amp;_t;</text:span></text:p>
          </table:table-cell>
          <table:table-cell table:style-name="Table1.D24" office:value-type="string">
            <text:p text:style-name="P26">036C</text:p>
          </table:table-cell>
          <table:table-cell table:style-name="Table1.E24" office:value-type="string">
            <text:p text:style-name="P24">&amp;_‌<text:span text:style-name="T59">rsc</text:span>;</text:p>
          </table:table-cell>
          <table:table-cell table:style-name="Table1.F24" office:value-type="string">
            <text:p text:style-name="P44">◌<text:span text:style-name="T59">&amp;_rsc;</text:span></text:p>
          </table:table-cell>
        </table:table-row>
        <table:table-row>
          <table:table-cell table:style-name="Table1.A26" office:value-type="string">
            <text:p text:style-name="P33">0367</text:p>
          </table:table-cell>
          <table:table-cell table:style-name="Table1.B26" office:value-type="string">
            <text:p text:style-name="P31">&amp;_‌<text:span text:style-name="T50">u</text:span>;</text:p>
          </table:table-cell>
          <table:table-cell table:style-name="Table1.C26" office:value-type="string">
            <text:p text:style-name="P43">◌<text:span text:style-name="T50">&amp;_u;</text:span></text:p>
          </table:table-cell>
          <table:table-cell table:style-name="Table1.D25" office:value-type="string">
            <text:p text:style-name="P26">F02A</text:p>
          </table:table-cell>
          <table:table-cell table:style-name="Table1.E25" office:value-type="string">
            <text:p text:style-name="P24">&amp;_‌<text:span text:style-name="T59">tsc</text:span>;</text:p>
          </table:table-cell>
          <table:table-cell table:style-name="Table1.F25" office:value-type="string">
            <text:p text:style-name="P44">◌<text:span text:style-name="T59">&amp;_tsc;</text:span></text:p>
          </table:table-cell>
        </table:table-row>
        <table:table-row>
          <table:table-cell table:style-name="Table1.A26" office:value-type="string">
            <text:p text:style-name="P33">036E</text:p>
          </table:table-cell>
          <table:table-cell table:style-name="Table1.B26" office:value-type="string">
            <text:p text:style-name="P31">&amp;_‌<text:span text:style-name="T51">v</text:span>;</text:p>
          </table:table-cell>
          <table:table-cell table:style-name="Table1.C26" office:value-type="string">
            <text:p text:style-name="P43">◌<text:span text:style-name="T51">&amp;_v;</text:span></text:p>
          </table:table-cell>
          <table:table-cell table:style-name="Table1.D26" office:value-type="string">
            <text:p text:style-name="P26">F036</text:p>
          </table:table-cell>
          <table:table-cell table:style-name="Table1.E26" office:value-type="string">
            <text:p text:style-name="P16">&amp;_‌an;</text:p>
          </table:table-cell>
          <table:table-cell table:style-name="Table1.F26" office:value-type="string">
            <text:p text:style-name="P45">◌<text:span text:style-name="T59">&amp;_an;</text:span></text:p>
          </table:table-cell>
        </table:table-row>
        <table:table-row>
          <table:table-cell table:style-name="Table1.A27" office:value-type="string">
            <text:p text:style-name="P33">F03C</text:p>
          </table:table-cell>
          <table:table-cell table:style-name="Table1.B27" office:value-type="string">
            <text:p text:style-name="P32">&amp;_‌<text:span text:style-name="T51">w</text:span>;</text:p>
          </table:table-cell>
          <table:table-cell table:style-name="Table1.C27" office:value-type="string">
            <text:p text:style-name="P41">◌<text:span text:style-name="T51">&amp;_w;</text:span></text:p>
          </table:table-cell>
          <table:table-cell table:style-name="Table1.D27" office:value-type="string">
            <text:p text:style-name="P35">F038</text:p>
          </table:table-cell>
          <table:table-cell table:style-name="Table1.E27" office:value-type="string">
            <text:p text:style-name="P16">&amp;_‌ar;</text:p>
          </table:table-cell>
          <table:table-cell table:style-name="Table1.F27" office:value-type="string">
            <text:p text:style-name="P45">◌<text:span text:style-name="T59">&amp;_ar;</text:span></text:p>
          </table:table-cell>
        </table:table-row>
        <table:table-row>
          <table:table-cell table:style-name="Table1.A31" office:value-type="string">
            <text:p text:style-name="P33">036F</text:p>
          </table:table-cell>
          <table:table-cell table:style-name="Table1.B31" office:value-type="string">
            <text:p text:style-name="P31">&amp;_‌<text:span text:style-name="T51">x</text:span>;</text:p>
          </table:table-cell>
          <table:table-cell table:style-name="Table1.C31" office:value-type="string">
            <text:p text:style-name="P43">◌<text:span text:style-name="T51">&amp;_x;</text:span></text:p>
          </table:table-cell>
          <table:table-cell table:style-name="Table1.D28" office:value-type="string">
            <text:p text:style-name="P35">F03A</text:p>
          </table:table-cell>
          <table:table-cell table:style-name="Table1.E28" office:value-type="string">
            <text:p text:style-name="P15">&amp;_‌ansc;</text:p>
          </table:table-cell>
          <table:table-cell table:style-name="Table1.F28" office:value-type="string">
            <text:p text:style-name="P46">◌<text:span text:style-name="T59">&amp;_ansc;</text:span></text:p>
          </table:table-cell>
        </table:table-row>
        <table:table-row>
          <table:table-cell table:style-name="Table1.A29" office:value-type="string">
            <text:p text:style-name="P33">F02B</text:p>
          </table:table-cell>
          <table:table-cell table:style-name="Table1.B29" office:value-type="string">
            <text:p text:style-name="P31">&amp;_‌<text:span text:style-name="T51">y</text:span>;</text:p>
          </table:table-cell>
          <table:table-cell table:style-name="Table1.C29" office:value-type="string">
            <text:p text:style-name="P43">◌<text:span text:style-name="T51">&amp;_y;</text:span></text:p>
          </table:table-cell>
          <table:table-cell table:style-name="Table1.D29" office:value-type="string">
            <text:p text:style-name="P35">F<text:span text:style-name="T75">1</text:span>30</text:p>
          </table:table-cell>
          <table:table-cell table:style-name="Table1.E29" office:value-type="string">
            <text:p text:style-name="P15">&amp;_‌arsc;</text:p>
          </table:table-cell>
          <table:table-cell table:style-name="Table1.F29" office:value-type="string">
            <text:p text:style-name="P46">◌<text:span text:style-name="T59">&amp;_arsc;</text:span></text:p>
          </table:table-cell>
        </table:table-row>
        <table:table-row>
          <table:table-cell table:style-name="Table1.A31" office:value-type="string">
            <text:p text:style-name="P33">1DE6</text:p>
          </table:table-cell>
          <table:table-cell table:style-name="Table1.B31" office:value-type="string">
            <text:p text:style-name="P31">&amp;_‌<text:span text:style-name="T52">z</text:span>;</text:p>
          </table:table-cell>
          <table:table-cell table:style-name="Table1.C31" office:value-type="string">
            <text:p text:style-name="P43">◌<text:span text:style-name="T52">&amp;_z;</text:span></text:p>
          </table:table-cell>
          <table:table-cell table:style-name="Table1.D30" office:value-type="string">
            <text:p text:style-name="P35">F03E</text:p>
          </table:table-cell>
          <table:table-cell table:style-name="Table1.E30" office:value-type="string">
            <text:p text:style-name="P15"><text:span text:style-name="T71">&amp;_‌or</text:span><text:span text:style-name="T93">r</text:span><text:span text:style-name="T71">;</text:span></text:p>
          </table:table-cell>
          <table:table-cell table:style-name="Table1.F30" office:value-type="string">
            <text:p text:style-name="P47">◌<text:span text:style-name="T93">&amp;_orr;</text:span><text:span text:style-name="T60"> </text:span></text:p>
          </table:table-cell>
        </table:table-row>
        <table:table-row>
          <table:table-cell table:style-name="Table1.A31" office:value-type="string">
            <text:p text:style-name="P33">1DD4</text:p>
          </table:table-cell>
          <table:table-cell table:style-name="Table1.B31" office:value-type="string">
            <text:p text:style-name="P31">&amp;_‌<text:span text:style-name="T93">aelig</text:span>;</text:p>
          </table:table-cell>
          <table:table-cell table:style-name="Table1.C31" office:value-type="string">
            <text:p text:style-name="P43">◌<text:span text:style-name="T52">&amp;_</text:span><text:span text:style-name="T91">aelig</text:span><text:span text:style-name="T52">;</text:span></text:p>
          </table:table-cell>
          <table:table-cell table:style-name="Table1.D31" office:value-type="string">
            <text:p text:style-name="P35">F0<text:span text:style-name="T75">3F</text:span></text:p>
          </table:table-cell>
          <table:table-cell table:style-name="Table1.E31" office:value-type="string">
            <text:p text:style-name="P37"><text:span text:style-name="T71">&amp;_‌or</text:span><text:span text:style-name="T93">u</text:span><text:span text:style-name="T71">;</text:span></text:p>
          </table:table-cell>
          <table:table-cell table:style-name="Table1.F31" office:value-type="string">
            <text:p text:style-name="P46">◌&amp;_o<text:span text:style-name="T93">ru;</text:span></text:p>
          </table:table-cell>
        </table:table-row>
        <table:table-row>
          <table:table-cell table:style-name="Table1.A32" office:value-type="string">
            <text:p text:style-name="P33">1DD9</text:p>
          </table:table-cell>
          <table:table-cell table:style-name="Table1.B32" office:value-type="string">
            <text:p text:style-name="P31">&amp;_‌<text:span text:style-name="T93">eth</text:span>;</text:p>
          </table:table-cell>
          <table:table-cell table:style-name="Table1.C32" office:value-type="string">
            <text:p text:style-name="P43">◌<text:span text:style-name="T93">&amp;_eth;</text:span></text:p>
          </table:table-cell>
          <table:table-cell table:style-name="Table1.D32" office:value-type="string">
            <text:p text:style-name="P35">F03B</text:p>
          </table:table-cell>
          <table:table-cell table:style-name="Table1.E32" office:value-type="string">
            <text:p text:style-name="P17">&amp;_‌<text:span text:style-name="T93">tins</text:span>;</text:p>
          </table:table-cell>
          <table:table-cell table:style-name="Table1.F32" office:value-type="string">
            <text:p text:style-name="P40">◌<text:span text:style-name="T93">&amp;_tins;</text:span></text:p>
          </table:table-cell>
        </table:table-row>
      </table:table>
      <text:p text:style-name="P3"><text:soft-page-break/></text:p>
      <text:p text:style-name="P12"><text:span text:style-name="T95">Finally, JuniusX has </text:span><text:span text:style-name="T88">several</text:span><text:span text:style-name="T95"> OpenType features for producing alternative shapes of certain diacritics. These are “Character Variants,” cv</text:span><text:span text:style-name="T93">42</text:span><text:span text:style-name="T95">–cv</text:span><text:span text:style-name="T93">46</text:span><text:span text:style-name="T95">:</text:span></text:p>
      <text:p text:style-name="P55"><text:span text:style-name="T37">cv</text:span><text:span text:style-name="T39">42</text:span> transforms U+035B or &amp;_‌zz; (◌͛) into (1) <text:span text:style-name="T79">◌͛</text:span>, (2) <text:span text:style-name="T80">◌͛</text:span><text:span text:style-name="T61">, </text:span><text:span text:style-name="T62">or (3) </text:span><text:span text:style-name="T81">◌͛</text:span>. <text:span text:style-name="T66">Alternatives: directly enter </text:span><text:span text:style-name="T78">(1)</text:span><text:span text:style-name="T66"> U+F1C7 or </text:span><text:span text:style-name="T78">(2)</text:span><text:span text:style-name="T66"> U+F1C8.</text:span></text:p>
      <text:p text:style-name="P54"><text:span text:style-name="T37">cv</text:span><text:span text:style-name="T39">43</text:span> transforms U+1DD3 or &amp;_‌<text:span text:style-name="T78">oa</text:span>; (◌ᷓ) in<text:span text:style-name="T67">t</text:span>o <text:span text:style-name="T82">◌ᷓ</text:span>. <text:span text:style-name="T66">Alternative: U+F1C1.</text:span></text:p>
      <text:p text:style-name="P58"><text:span text:style-name="T41">cv</text:span><text:span text:style-name="T39">44</text:span><text:span text:style-name="T97"> transforms U+1DE3 or </text:span><text:span text:style-name="T64">&amp;_‌r</text:span><text:span text:style-name="T63">r</text:span><text:span text:style-name="T64">; </text:span><text:span text:style-name="T63">(</text:span><text:span text:style-name="T86">◌&amp;_rr;</text:span><text:span text:style-name="T99">)</text:span><text:span text:style-name="T97"> into </text:span><text:span text:style-name="T98">◌&amp;_rr;</text:span><text:span text:style-name="T97">. </text:span><text:span text:style-name="T66">Alternative: U+F1C2.</text:span></text:p>
      <text:p text:style-name="P56"><text:span text:style-name="T37">cv</text:span><text:span text:style-name="T39">45</text:span> transforms <text:span text:style-name="T65">U+0305 (◌̅◌) into (</text:span><text:span text:style-name="T83">◌̅◌</text:span><text:span text:style-name="T65">). Alternative: U+F1C0.</text:span></text:p>
      <text:p text:style-name="P57"><text:span text:style-name="T37">cv</text:span><text:span text:style-name="T39">46</text:span> transforms U+0303 (◌̃) into <text:span text:style-name="T84">◌̃</text:span>. <text:span text:style-name="T66">Alternative: U+F1CC.</text:span></text:p>
      <text:p text:style-name="P60"><text:span text:style-name="T100">Finally, </text:span><text:span text:style-name="T42">cv48</text:span><text:span text:style-name="T100"> provides access to all diacritic variants via a single Unicode-standard diacritic (U+1DD1), and Stylistic Set 20 (</text:span><text:span text:style-name="T42">ss20</text:span><text:span text:style-name="T100">) alters the position of several diacritics when placed over letters with ascenders </text:span>(e.g. h&amp;_<text:span text:style-name="T102">munc</text:span>; <text:span text:style-name="T102">+ </text:span><text:span text:style-name="T43">ss10</text:span><text:span text:style-name="T102"> = </text:span><text:span text:style-name="T85">h&amp;_munc; + </text:span><text:span text:style-name="T87">ss20</text:span><text:span text:style-name="T85"> = </text:span><text:span text:style-name="T101">h&amp;_munc;</text:span>)<text:span text:style-name="T102">. </text:span><text:span text:style-name="T90">S</text:span><text:span text:style-name="T100">ee the “Feature Reference” document for </text:span><text:span text:style-name="T102">more information regarding these features.</text:span></text:p>
      <text:p text:style-name="P59">Unfortunately, MS Word provides no access to Character Variants, so you <text:span text:style-name="T78">must</text:span> <text:span text:style-name="T78">either use an app that does (e.g. LibreOffice) or</text:span> directly enter non-standard character codes <text:span text:style-name="T74">listed as alternatives above</text:span>, though these will not always be positioned correctly over base charac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2" svg:font-family="JuniusX" style:font-pitch="variable"/>
    <style:font-face style:name="JuniusX" svg:font-family="JuniusX" style:font-adornments="Bold" style:font-pitch="variable"/>
    <style:font-face style:name="JuniusX1" svg:font-family="JuniusX" style:font-adornments="Regular" style:font-pitch="variable"/>
    <style:font-face style:name="JuniusX:cv42=1" svg:font-family="JuniusX:cv42=1" style:font-pitch="variable"/>
    <style:font-face style:name="JuniusX:cv42=2" svg:font-family="JuniusX:cv42=2" style:font-pitch="variable"/>
    <style:font-face style:name="JuniusX:cv42=3" svg:font-family="JuniusX:cv42=3" style:font-pitch="variable"/>
    <style:font-face style:name="JuniusX:cv43" svg:font-family="JuniusX:cv43" style:font-pitch="variable"/>
    <style:font-face style:name="JuniusX:cv45" svg:font-family="JuniusX:cv45" style:font-pitch="variable"/>
    <style:font-face style:name="JuniusX:cv46" svg:font-family="JuniusX:cv46" style:font-pitch="variable"/>
    <style:font-face style:name="JuniusX:cv61=2" svg:font-family="JuniusX:cv61=2" style:font-pitch="variable"/>
    <style:font-face style:name="JuniusX:smcp" svg:font-family="JuniusX:smcp" style:font-pitch="variable"/>
    <style:font-face style:name="JuniusX:ss01" svg:font-family="JuniusX:ss01" style:font-pitch="variable"/>
    <style:font-face style:name="JuniusX:ss08" svg:font-family="JuniusX:ss08" style:font-pitch="variable"/>
    <style:font-face style:name="JuniusX:ss10" svg:font-family="JuniusX:ss10" style:font-pitch="variable"/>
    <style:font-face style:name="JuniusX:ss10&amp;cv44" svg:font-family="JuniusX:ss10&amp;cv44" style:font-pitch="variable"/>
    <style:font-face style:name="JuniusX:ss10&amp;ss20" svg:font-family="JuniusX:ss10&amp;ss20" style:font-pitch="variable"/>
    <style:font-face style:name="JuniusX:ss16" svg:font-family="JuniusX:ss16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1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style:contextual-spacing="false"/>
      <style:text-properties style:font-name="JuniusX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9:40:29.518354389</meta:creation-date>
    <dc:date>2021-01-18T09:24:16.555142183</dc:date>
    <meta:editing-duration>PT9H18M40S</meta:editing-duration>
    <meta:editing-cycles>70</meta:editing-cycles>
    <meta:generator>LibreOffice/7.0.1.2$MacOSX_X86_64 LibreOffice_project/7cbcfc562f6eb6708b5ff7d7397325de9e764452</meta:generator>
    <meta:document-statistic meta:table-count="1" meta:image-count="0" meta:object-count="0" meta:page-count="4" meta:paragraph-count="212" meta:word-count="1153" meta:character-count="6871" meta:non-whitespace-character-count="5939"/>
  </office:meta>
</office:document-meta>
</file>